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8055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1.8008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833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6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5c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bbe33d" style:text-align-source="fix" style:repeat-content="false" fo:wrap-option="wrap" fo:border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bbe33d" style:text-align-source="fix" style:repeat-content="false" fo:wrap-option="wrap" fo:border="0.74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1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background-color="#ff0000" fo:border="0.74pt solid #000000"/>
    </style:style>
    <style:style style:name="ce47" style:family="table-cell" style:parent-style-name="Default">
      <style:table-cell-properties fo:background-color="#ffd428" fo:border="0.74pt solid #000000"/>
    </style:style>
    <style:style style:name="ce50" style:family="table-cell" style:parent-style-name="Default">
      <style:table-cell-properties fo:background-color="#bbe33d" fo:border="0.74pt solid #000000"/>
    </style:style>
    <style:style style:name="ce91" style:family="table-cell" style:parent-style-name="Default">
      <style:table-cell-properties fo:background-color="#ffffd7" fo:border="0.74pt solid #000000"/>
    </style:style>
    <style:style style:name="ce85" style:family="table-cell" style:parent-style-name="Default" style:data-style-name="N0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86" style:family="table-cell" style:parent-style-name="Default" style:data-style-name="N0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14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 style:data-style-name="N0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60" style:family="table-cell" style:parent-style-name="Default" style:data-style-name="N0">
      <style:table-cell-properties fo:background-color="#bbe33d" style:text-align-source="fix" style:repeat-content="false" fo:border="0.74pt solid #000000" style:vertical-align="middle"/>
      <style:paragraph-properties fo:text-align="center" fo:margin-left="0in"/>
    </style:style>
    <style:style style:name="ce102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" style:family="table-cell" style:parent-style-name="Default" style:data-style-name="N0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 style:data-style-name="N100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 style:data-style-name="N100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127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37" style:family="table-cell" style:parent-style-name="Default" style:data-style-name="N0">
      <style:table-cell-properties fo:background-color="#fff5ce" style:text-align-source="fix" style:repeat-content="false" fo:border="0.74pt solid #000000" style:vertical-align="middle"/>
      <style:paragraph-properties fo:text-align="center" fo:margin-left="0in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1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128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8" table:condition="of:cell-content-is-in-list(&quot;Yes&quot;;&quot;No&quot;)" table:allow-empty-cell="false" table:display-list="unsorted" table:base-cell-address="ELSE.AA128">
          <table:error-message table:message-type="stop" table:display="true"/>
        </table:content-validation>
        <table:content-validation table:name="val9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A146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E3">
          <table:error-message table:message-type="stop" table:display="true"/>
        </table:content-validation>
        <table:content-validation table:name="val12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4" table:default-cell-style-name="ce2"/>
        <table:table-column table:style-name="co14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54"/>
          <table:table-cell table:style-name="ce1" table:number-columns-repeated="985"/>
        </table:table-row>
        <table:table-row table:style-name="ro2" table:visibility="collapse">
          <table:table-cell table:style-name="ce3" table:number-columns-repeated="38"/>
          <table:table-cell table:style-name="ce54"/>
          <table:table-cell table:style-name="ce1" table:number-columns-repeated="985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12" office:value-type="string" calcext:value-type="string">
            <text:p>Inside</text:p>
          </table:table-cell>
          <table:table-cell table:style-name="ce13" table:number-columns-repeated="3"/>
          <table:table-cell table:number-columns-repeated="985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RELIC</text:p>
          </table:table-cell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54" table:content-validation-name="val9" office:value-type="string" calcext:value-type="string">
            <text:p>N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content-validation-name="val12" office:value-type="string" calcext:value-type="string">
            <text:p>Insid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RELIC</text:p>
          </table:table-cell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54" table:content-validation-name="val9" office:value-type="string" calcext:value-type="string">
            <text:p>N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table:content-validation-name="val12" office:value-type="string" calcext:value-type="string">
            <text:p>Insid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RELIC</text:p>
          </table:table-cell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54" table:content-validation-name="val9" office:value-type="string" calcext:value-type="string">
            <text:p>No</text:p>
          </table:table-cell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content-validation-name="val12" office:value-type="string" calcext:value-type="string">
            <text:p>Insid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RELIC</text:p>
          </table:table-cell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54" table:content-validation-name="val9" office:value-type="string" calcext:value-type="string">
            <text:p>No</text:p>
          </table:table-cell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table:content-validation-name="val12" office:value-type="string" calcext:value-type="string">
            <text:p>Insid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5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NNER_CAP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5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OUTLAND_STRAGGLER</text:p>
          </table:table-cell>
          <table:table-cell table:style-name="ce49"/>
          <table:table-cell table:style-name="ce37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37" table:content-validation-name="val4" office:value-type="string" calcext:value-type="string">
            <text:p>Loose</text:p>
          </table:table-cell>
          <table:table-cell table:style-name="ce37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BT</text:p>
          </table:table-cell>
          <table:table-cell table:style-name="ce74" table:number-columns-repeated="2"/>
          <table:table-cell table:style-name="ce49"/>
          <table:table-cell table:style-name="ce49" office:value-type="float" office:value="16" calcext:value-type="float">
            <text:p>16</text:p>
          </table:table-cell>
          <table:table-cell table:style-name="ce49" table:number-columns-repeated="4"/>
          <table:table-cell table:style-name="ce85" table:formula="of:=COM.MICROSOFT.TEXTJOIN(&quot;, &quot;;1;[.$A$9])" office:value-type="string" office:string-value="5" calcext:value-type="string">
            <text:p>5</text:p>
          </table:table-cell>
          <table:table-cell table:style-name="ce11" office:value-type="string" calcext:value-type="string">
            <text:p>24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37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REED</text:p>
          </table:table-cell>
          <table:table-cell table:style-name="ce48" office:value-type="float" office:value="1350" calcext:value-type="float">
            <text:p>1350</text:p>
          </table:table-cell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REAL_BEACH</text:p>
          </table:table-cell>
          <table:table-cell table:style-name="ce73" table:number-columns-repeated="2"/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table:number-columns-repeated="4"/>
          <table:table-cell table:style-name="ce86" table:formula="of:=COM.MICROSOFT.TEXTJOIN(&quot;, &quot;;1;[.$A$10])" office:value-type="string" office:string-value="6" calcext:value-type="string">
            <text:p>6</text:p>
          </table:table-cell>
          <table:table-cell table:style-name="ce10" office:value-type="string" calcext:value-type="string">
            <text:p>6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ONE</text:p>
          </table:table-cell>
          <table:table-cell table:style-name="ce49"/>
          <table:table-cell table:style-name="ce37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37" table:content-validation-name="val4" office:value-type="string" calcext:value-type="string">
            <text:p>Loose</text:p>
          </table:table-cell>
          <table:table-cell table:style-name="ce37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 table:number-columns-repeated="3"/>
          <table:table-cell table:style-name="ce85" table:formula="of:=COM.MICROSOFT.TEXTJOIN(&quot;, &quot;;1;[.$A$12])" office:value-type="string" office:string-value="8" calcext:value-type="string">
            <text:p>8</text:p>
          </table:table-cell>
          <table:table-cell table:style-name="ce11" office:value-type="string" calcext:value-type="string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 table:style-name="ce37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ONE</text:p>
          </table:table-cell>
          <table:table-cell table:style-name="ce48"/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2])" office:value-type="string" office:string-value="8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2])" office:value-type="string" office:string-value="8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2])" office:value-type="string" office:string-value="8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2];[.$A$14])" office:value-type="string" office:string-value="8, 10" calcext:value-type="string">
            <text:p>8, 10</text:p>
          </table:table-cell>
          <table:table-cell table:style-name="ce10" office:value-type="string" calcext:value-type="string">
            <text:p>6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2])" office:value-type="string" office:string-value="8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2];[.$A$14];[.$A$15])" office:value-type="string" office:string-value="8, 10, 11" calcext:value-type="string">
            <text:p>8, 10, 11</text:p>
          </table:table-cell>
          <table:table-cell table:style-name="ce10" office:value-type="string" calcext:value-type="string">
            <text:p>6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ONE</text:p>
          </table:table-cell>
          <table:table-cell table:style-name="ce49"/>
          <table:table-cell table:style-name="ce37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37" table:content-validation-name="val4" office:value-type="string" calcext:value-type="string">
            <text:p>Loose</text:p>
          </table:table-cell>
          <table:table-cell table:style-name="ce37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85" table:formula="of:=COM.MICROSOFT.TEXTJOIN(&quot;, &quot;;1;[.$A$12])" office:value-type="string" office:string-value="8" calcext:value-type="string">
            <text:p>8</text:p>
          </table:table-cell>
          <table:table-cell table:style-name="ce11" office:value-type="string" calcext:value-type="string">
            <text:p>18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2])" office:value-type="string" office:string-value="8" calcext:value-type="string">
            <text:p>8</text:p>
          </table:table-cell>
          <table:table-cell table:style-name="ce11" office:value-type="string" calcext:value-type="string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37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WO</text:p>
          </table:table-cell>
          <table:table-cell table:style-name="ce49"/>
          <table:table-cell table:style-name="ce37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37" table:content-validation-name="val4" office:value-type="string" calcext:value-type="string">
            <text:p>Loose</text:p>
          </table:table-cell>
          <table:table-cell table:style-name="ce37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2])" office:value-type="string" office:string-value="8" calcext:value-type="string">
            <text:p>8</text:p>
          </table:table-cell>
          <table:table-cell table:style-name="ce11" office:value-type="string" calcext:value-type="string">
            <text:p>18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2];[.$A$17])" office:value-type="string" office:string-value="8, 13" calcext:value-type="string">
            <text:p>8, 13</text:p>
          </table:table-cell>
          <table:table-cell table:style-name="ce11" office:value-type="string" calcext:value-type="string">
            <text:p>12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37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WO</text:p>
          </table:table-cell>
          <table:table-cell table:style-name="ce49"/>
          <table:table-cell table:style-name="ce37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37" table:content-validation-name="val4" office:value-type="string" calcext:value-type="string">
            <text:p>Loose</text:p>
          </table:table-cell>
          <table:table-cell table:style-name="ce37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2])" office:value-type="string" office:string-value="8" calcext:value-type="string">
            <text:p>8</text:p>
          </table:table-cell>
          <table:table-cell table:style-name="ce11" office:value-type="string" calcext:value-type="string">
            <text:p>18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2];[.$A$17];[.$A$18])" office:value-type="string" office:string-value="8, 13, 14" calcext:value-type="string">
            <text:p>8, 13, 14</text:p>
          </table:table-cell>
          <table:table-cell table:style-name="ce11" office:value-type="string" calcext:value-type="string">
            <text:p>12, 0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37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HREE</text:p>
          </table:table-cell>
          <table:table-cell table:style-name="ce49"/>
          <table:table-cell table:style-name="ce37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37" table:content-validation-name="val4" office:value-type="string" calcext:value-type="string">
            <text:p>Loose</text:p>
          </table:table-cell>
          <table:table-cell table:style-name="ce37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ASIS_FOREST</text:p>
          </table:table-cell>
          <table:table-cell table:style-name="ce74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2])" office:value-type="string" office:string-value="8" calcext:value-type="string">
            <text:p>8</text:p>
          </table:table-cell>
          <table:table-cell table:style-name="ce11" office:value-type="string" calcext:value-type="string">
            <text:p>18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2];[.$A$17];[.$A$18];[.$A$19])" office:value-type="string" office:string-value="8, 13, 14, 15" calcext:value-type="string">
            <text:p>8, 13, 14, 15</text:p>
          </table:table-cell>
          <table:table-cell table:style-name="ce11" office:value-type="string" calcext:value-type="string">
            <text:p>12, 0, 0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37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ONE</text:p>
          </table:table-cell>
          <table:table-cell table:style-name="ce48"/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16" calcext:value-type="float">
            <text:p>16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1];[.$A$12:.$A$20])" office:value-type="string" office:string-value="7, 8, 9, 10, 11, 12, 13, 14, 15, 16" calcext:value-type="string">
            <text:p>7, 8, 9, 10, 11, 12, 13, 14, 15, 16</text:p>
          </table:table-cell>
          <table:table-cell table:style-name="ce10" office:value-type="string" calcext:value-type="string">
            <text:p>17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:.$A$21])" office:value-type="string" office:string-value="8, 9, 10, 11, 12, 13, 14, 15, 16, 17" calcext:value-type="string">
            <text:p>8, 9, 10, 11, 12, 13, 14, 15, 16, 17</text:p>
          </table:table-cell>
          <table:table-cell table:style-name="ce10" office:value-type="string" calcext:value-type="string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:.$A$22])" office:value-type="string" office:string-value="8, 9, 10, 11, 12, 13, 14, 15, 16, 17, 18" calcext:value-type="string">
            <text:p>8, 9, 10, 11, 12, 13, 14, 15, 16, 17, 18</text:p>
          </table:table-cell>
          <table:table-cell table:style-name="ce10" office:value-type="string" calcext:value-type="string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:.$A$23])" office:value-type="string" office:string-value="8, 9, 10, 11, 12, 13, 14, 15, 16, 17, 18, 19" calcext:value-type="string">
            <text:p>8, 9, 10, 11, 12, 13, 14, 15, 16, 17, 18, 19</text:p>
          </table:table-cell>
          <table:table-cell table:style-name="ce10" office:value-type="string" calcext:value-type="string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73" table:number-columns-repeated="4"/>
          <table:table-cell table:style-name="ce73" office:value-type="float" office:value="9320" calcext:value-type="float">
            <text:p>9320</text:p>
          </table:table-cell>
          <table:table-cell table:style-name="ce73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73"/>
          <table:table-cell table:style-name="ce73" office:value-type="string" calcext:value-type="string">
            <text:p>OASIS_FOREST</text:p>
          </table:table-cell>
          <table:table-cell table:style-name="ce73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:.$A$24])" office:value-type="string" office:string-value="8, 9, 10, 11, 12, 13, 14, 15, 16, 17, 18, 19, 20" calcext:value-type="string">
            <text:p>8, 9, 10, 11, 12, 13, 14, 15, 16, 17, 18, 19, 20</text:p>
          </table:table-cell>
          <table:table-cell table:style-name="ce10" office:value-type="string" calcext:value-type="string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FOUR</text:p>
          </table:table-cell>
          <table:table-cell table:style-name="ce49"/>
          <table:table-cell table:style-name="ce37" table:content-validation-name="val1" office:value-type="string" calcext:value-type="string">
            <text:p>Neutral Gaia Unconvertible</text:p>
          </table:table-cell>
          <table:table-cell table:style-name="ce74" table:number-columns-repeated="4"/>
          <table:table-cell table:style-name="ce74" office:value-type="float" office:value="9320" calcext:value-type="float">
            <text:p>9320</text:p>
          </table:table-cell>
          <table:table-cell table:style-name="ce74" table:number-columns-repeated="3"/>
          <table:table-cell table:style-name="ce37" table:content-validation-name="val4" office:value-type="string" calcext:value-type="string">
            <text:p>Loose</text:p>
          </table:table-cell>
          <table:table-cell table:style-name="ce37" table:content-validation-name="val6" office:value-type="string" calcext:value-type="string">
            <text:p>Map Size</text:p>
          </table:table-cell>
          <table:table-cell table:style-name="ce74"/>
          <table:table-cell table:style-name="ce74" office:value-type="string" calcext:value-type="string">
            <text:p>OUTLAND_FOREST</text:p>
          </table:table-cell>
          <table:table-cell table:style-name="ce74" table:number-columns-repeated="2"/>
          <table:table-cell table:style-name="ce49" table:number-columns-repeated="3"/>
          <table:table-cell table:style-name="ce85"/>
          <table:table-cell table:style-name="ce11"/>
          <table:table-cell table:style-name="ce49"/>
          <table:table-cell table:style-name="ce85"/>
          <table:table-cell table:style-name="ce11"/>
          <table:table-cell table:style-name="ce49"/>
          <table:table-cell table:number-columns-repeated="2" table:style-name="ce37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3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27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4" table:content-validation-name="val8"/>
          <table:table-cell table:number-columns-repeated="2" table:style-name="ce54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5" office:value-type="string" calcext:value-type="string">
            <text:p>VILLAGER_BASE_F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3"/>
          <table:table-cell table:style-name="ce16" table:number-columns-repeated="3"/>
          <table:table-cell table:style-name="ce4" table:number-columns-repeated="3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27"/>
          <table:table-cell table:style-name="ce27" table:formula="of:=COM.MICROSOFT.TEXTJOIN(&quot;, &quot;;1;[.$A$9];[.$A$27])" office:value-type="string" office:string-value="5, 23" calcext:value-type="string">
            <text:p>5, 23</text:p>
          </table:table-cell>
          <table:table-cell table:style-name="ce4" office:value-type="float" office:value="6" calcext:value-type="float">
            <text:p>6</text:p>
          </table:table-cell>
          <table:table-cell table:style-name="ce54" table:content-validation-name="val8"/>
          <table:table-cell table:number-columns-repeated="2" table:style-name="ce54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5" office:value-type="string" calcext:value-type="string">
            <text:p>KHARGA_SCOU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3"/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style-name="ce4" table:number-columns-repeated="3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27"/>
          <table:table-cell table:style-name="ce27" table:formula="of:=COM.MICROSOFT.TEXTJOIN(&quot;, &quot;;1;[.$A$9];[.$A$27];[.$A$28])" office:value-type="string" office:string-value="5, 23, 24" calcext:value-type="string">
            <text:p>5, 23, 24</text:p>
          </table:table-cell>
          <table:table-cell table:style-name="ce4" office:value-type="string" calcext:value-type="string">
            <text:p>8, 4, 4</text:p>
          </table:table-cell>
          <table:table-cell table:style-name="ce54" table:content-validation-name="val8"/>
          <table:table-cell table:number-columns-repeated="2" table:style-name="ce54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64" office:value-type="string" calcext:value-type="string">
            <text:p>NEARBY_HERDABL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2" office:value-type="string" calcext:value-type="string">
            <text:p>Player Assigned Player Owned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table:number-columns-repeated="6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None</text:p>
          </table:table-cell>
          <table:table-cell table:style-name="ce98"/>
          <table:table-cell table:style-name="ce92" table:number-columns-repeated="2"/>
          <table:table-cell table:style-name="ce92" office:value-type="float" office:value="3" calcext:value-type="float">
            <text:p>3</text:p>
          </table:table-cell>
          <table:table-cell table:style-name="ce64" table:number-columns-repeated="3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style-name="ce114"/>
          <table:table-cell table:style-name="ce114" table:formula="of:=COM.MICROSOFT.TEXTJOIN(&quot;, &quot;;1;[.$A$9];[.$A$27];[.$A$28])" office:value-type="string" office:string-value="5, 23, 24" calcext:value-type="string">
            <text:p>5, 23, 24</text:p>
          </table:table-cell>
          <table:table-cell table:style-name="ce64" office:value-type="string" calcext:value-type="string">
            <text:p>6, 4, 4</text:p>
          </table:table-cell>
          <table:table-cell table:style-name="ce64"/>
          <table:table-cell table:number-columns-repeated="2" table:style-name="ce9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24" office:value-type="string" calcext:value-type="string">
            <text:p>GOLD</text:p>
          </table:table-cell>
          <table:table-cell table:style-name="ce32" table:number-columns-repeated="3"/>
          <table:table-cell table:style-name="ce32" table:content-validation-name="val2" office:value-type="string" calcext:value-type="string">
            <text:p>Player Assigned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700" calcext:value-type="float">
            <text:p>700</text:p>
          </table:table-cell>
          <table:table-cell table:style-name="ce32" table:number-columns-repeated="5"/>
          <table:table-cell table:style-name="ce32" table:content-validation-name="val5" office:value-type="string" calcext:value-type="string">
            <text:p>Tight</text:p>
          </table:table-cell>
          <table:table-cell table:style-name="ce32" table:content-validation-name="val7" office:value-type="string" calcext:value-type="string">
            <text:p>None</text:p>
          </table:table-cell>
          <table:table-cell table:style-name="ce47"/>
          <table:table-cell table:style-name="ce32" office:value-type="string" calcext:value-type="string">
            <text:p>BT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24" table:number-columns-repeated="3"/>
          <table:table-cell table:style-name="ce58" table:formula="of:=COM.MICROSOFT.TEXTJOIN(&quot;, &quot;;1;[.$A$9])" office:value-type="string" office:string-value="5" calcext:value-type="string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58"/>
          <table:table-cell table:style-name="ce58" table:formula="of:=COM.MICROSOFT.TEXTJOIN(&quot;, &quot;;1;[.$A$9])" office:value-type="string" office:string-value="5" calcext:value-type="string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number-columns-repeated="2" table:style-name="ce3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92" office:value-type="string" calcext:value-type="string">
            <text:p>LUREABL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2" office:value-type="string" calcext:value-type="string">
            <text:p>Player Assigned Gaia Convertible</text:p>
          </table:table-cell>
          <table:table-cell table:style-name="ce92" table:number-columns-repeated="4"/>
          <table:table-cell table:style-name="ce92" office:value-type="float" office:value="2" calcext:value-type="float">
            <text:p>2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None</text:p>
          </table:table-cell>
          <table:table-cell table:style-name="ce98"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12" calcext:value-type="float">
            <text:p>12</text:p>
          </table:table-cell>
          <table:table-cell table:style-name="ce114"/>
          <table:table-cell table:style-name="ce114" table:formula="of:=COM.MICROSOFT.TEXTJOIN(&quot;, &quot;;1;[.$A$9];[.$A$29];[.$A$31])" office:value-type="string" office:string-value="5, 25, 27" calcext:value-type="string">
            <text:p>5, 25, 27</text:p>
          </table:table-cell>
          <table:table-cell table:style-name="ce64" office:value-type="string" calcext:value-type="string">
            <text:p>8, 8, 4</text:p>
          </table:table-cell>
          <table:table-cell table:style-name="ce64"/>
          <table:table-cell table:number-columns-repeated="2" table:style-name="ce9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92" office:value-type="string" calcext:value-type="string">
            <text:p>DEER_ON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2" office:value-type="string" calcext:value-type="string">
            <text:p>Player Assigned Gaia Convertible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6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None</text:p>
          </table:table-cell>
          <table:table-cell table:style-name="ce98"/>
          <table:table-cell table:style-name="ce92" office:value-type="string" calcext:value-type="string">
            <text:p>BT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 table:number-columns-repeated="3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18" calcext:value-type="float">
            <text:p>18</text:p>
          </table:table-cell>
          <table:table-cell table:style-name="ce114"/>
          <table:table-cell table:style-name="ce114" table:formula="of:=COM.MICROSOFT.TEXTJOIN(&quot;, &quot;;1;[.$A$9];[.$A$31];[.$A$32])" office:value-type="string" office:string-value="5, 27, 28" calcext:value-type="string">
            <text:p>5, 27, 28</text:p>
          </table:table-cell>
          <table:table-cell table:style-name="ce64" office:value-type="string" calcext:value-type="string">
            <text:p>14, 8, 4</text:p>
          </table:table-cell>
          <table:table-cell table:style-name="ce64"/>
          <table:table-cell table:number-columns-repeated="2" table:style-name="ce9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64" office:value-type="string" calcext:value-type="string">
            <text:p>NEARBY_HERDABLE</text:p>
          </table:table-cell>
          <table:table-cell table:style-name="ce33" table:number-columns-repeated="3"/>
          <table:table-cell table:style-name="ce38" table:content-validation-name="val3" office:value-type="string" calcext:value-type="string">
            <text:p>Player Assigned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3"/>
          <table:table-cell table:style-name="ce92" office:value-type="float" office:value="2" calcext:value-type="float">
            <text:p>2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None</text:p>
          </table:table-cell>
          <table:table-cell table:style-name="ce98"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20" calcext:value-type="float">
            <text:p>20</text:p>
          </table:table-cell>
          <table:table-cell table:style-name="ce114"/>
          <table:table-cell table:style-name="ce114" table:formula="of:=COM.MICROSOFT.TEXTJOIN(&quot;, &quot;;1;[.$A$9];[.$A$31:.$A$33])" office:value-type="string" office:string-value="5, 27, 28, 29" calcext:value-type="string">
            <text:p>5, 27, 28, 29</text:p>
          </table:table-cell>
          <table:table-cell table:style-name="ce64" office:value-type="string" calcext:value-type="string">
            <text:p>14, 8, 8, 8</text:p>
          </table:table-cell>
          <table:table-cell table:style-name="ce64"/>
          <table:table-cell table:number-columns-repeated="2" table:style-name="ce9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29" office:value-type="string" calcext:value-type="string">
            <text:p>ON_GRID</text:p>
          </table:table-cell>
          <table:table-cell table:style-name="ce29"/>
          <table:table-cell table:style-name="ce29" office:value-type="string" calcext:value-type="string">
            <text:p>STRAGGLER</text:p>
          </table:table-cell>
          <table:table-cell table:style-name="ce29"/>
          <table:table-cell table:style-name="ce42" table:content-validation-name="val2" office:value-type="string" calcext:value-type="string">
            <text:p>Player Assigned Gaia Convertible</text:p>
          </table:table-cell>
          <table:table-cell table:style-name="ce39" table:number-columns-repeated="4"/>
          <table:table-cell table:style-name="ce39" office:value-type="float" office:value="5" calcext:value-type="float">
            <text:p>5</text:p>
          </table:table-cell>
          <table:table-cell table:style-name="ce39" table:number-columns-repeated="3"/>
          <table:table-cell table:style-name="ce42" table:content-validation-name="val5" office:value-type="string" calcext:value-type="string">
            <text:p>Loose</text:p>
          </table:table-cell>
          <table:table-cell table:style-name="ce42" table:content-validation-name="val7" office:value-type="string" calcext:value-type="string">
            <text:p>None</text:p>
          </table:table-cell>
          <table:table-cell table:style-name="ce50"/>
          <table:table-cell table:style-name="ce39" table:number-columns-repeated="3"/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60" table:formula="of:=COM.MICROSOFT.TEXTJOIN(&quot;, &quot;;1;[.$A$9])" office:value-type="string" office:string-value="5" calcext:value-type="string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60"/>
          <table:table-cell table:style-name="ce60" table:formula="of:=COM.MICROSOFT.TEXTJOIN(&quot;, &quot;;1;[.$A$9])" office:value-type="string" office:string-value="5" calcext:value-type="string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number-columns-repeated="2" table:style-name="ce42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/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TT</text:p>
          </table:table-cell>
          <table:table-cell table:style-name="ce16" table:number-columns-repeated="2"/>
          <table:table-cell table:style-name="ce15"/>
          <table:table-cell table:style-name="ce4" office:value-type="float" office:value="1" calcext:value-type="float">
            <text:p>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ONE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36])" office:value-type="string" office:string-value="32" calcext:value-type="string">
            <text:p>3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&quot;;1;[.$A$36])" office:value-type="string" office:string-value="32" calcext:value-type="string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.8" calcext:value-type="float">
            <text:p>1.8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TWO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36])" office:value-type="string" office:string-value="32" calcext:value-type="string">
            <text:p>3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36];[.$A$37])" office:value-type="string" office:string-value="32, 33" calcext:value-type="string">
            <text:p>32, 33</text:p>
          </table:table-cell>
          <table:table-cell table:style-name="ce15" office:value-type="string" calcext:value-type="string">
            <text:p>2, 12</text:p>
          </table:table-cell>
          <table:table-cell table:style-name="ce15" office:value-type="string" calcext:value-type="string">
            <text:p>1.8, 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THREE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36])" office:value-type="string" office:string-value="32" calcext:value-type="string">
            <text:p>3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36];[.$A$37:.$A$38])" office:value-type="string" office:string-value="32, 33, 34" calcext:value-type="string">
            <text:p>32, 33, 34</text:p>
          </table:table-cell>
          <table:table-cell table:style-name="ce15" office:value-type="string" calcext:value-type="string">
            <text:p>2, 12, 12</text:p>
          </table:table-cell>
          <table:table-cell table:style-name="ce15" office:value-type="string" calcext:value-type="string">
            <text:p>1.8, 1, 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FOUR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36])" office:value-type="string" office:string-value="32" calcext:value-type="string">
            <text:p>3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36];[.$A$37:.$A$39])" office:value-type="string" office:string-value="32, 33, 34, 35" calcext:value-type="string">
            <text:p>32, 33, 34, 35</text:p>
          </table:table-cell>
          <table:table-cell table:style-name="ce15" office:value-type="string" calcext:value-type="string">
            <text:p>2, 12, 12, 12</text:p>
          </table:table-cell>
          <table:table-cell table:style-name="ce15" office:value-type="string" calcext:value-type="string">
            <text:p>1.8, 1, 1, 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FIVE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36])" office:value-type="string" office:string-value="32" calcext:value-type="string">
            <text:p>3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36];[.$A$37:.$A$40])" office:value-type="string" office:string-value="32, 33, 34, 35, 36" calcext:value-type="string">
            <text:p>32, 33, 34, 35, 36</text:p>
          </table:table-cell>
          <table:table-cell table:style-name="ce15" office:value-type="string" calcext:value-type="string">
            <text:p>2, 12, 12, 12, 12</text:p>
          </table:table-cell>
          <table:table-cell table:style-name="ce15" office:value-type="string" calcext:value-type="string">
            <text:p>1.8, 1, 1, 1, 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SIX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36])" office:value-type="string" office:string-value="32" calcext:value-type="string">
            <text:p>3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36];[.$A$37:.$A$41])" office:value-type="string" office:string-value="32, 33, 34, 35, 36, 37" calcext:value-type="string">
            <text:p>32, 33, 34, 35, 36, 37</text:p>
          </table:table-cell>
          <table:table-cell table:style-name="ce15" office:value-type="string" calcext:value-type="string">
            <text:p>2, 12, 12, 12, 12, 12</text:p>
          </table:table-cell>
          <table:table-cell table:style-name="ce15" office:value-type="string" calcext:value-type="string">
            <text:p>1.8, 1, 1, 1, 1, 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16" office:value-type="string" calcext:value-type="string">
            <text:p>RIDGE_TEC1</text:p>
          </table:table-cell>
          <table:table-cell table:style-name="ce16"/>
          <table:table-cell table:style-name="ce16" office:value-type="string" calcext:value-type="string">
            <text:p>RIDGE_T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 table:formula="of:=COM.MICROSOFT.TEXTJOIN(&quot;,&quot;;1;[.$A$36])" office:value-type="string" office:string-value="32" calcext:value-type="string">
            <text:p>3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36];[.$A$37:.$A$42])" office:value-type="string" office:string-value="32, 33, 34, 35, 36, 37, 38" calcext:value-type="string">
            <text:p>32, 33, 34, 35, 36, 37, 38</text:p>
          </table:table-cell>
          <table:table-cell table:style-name="ce15" office:value-type="string" calcext:value-type="string">
            <text:p>2, 8, 8, 8, 8, 8, 8</text:p>
          </table:table-cell>
          <table:table-cell table:style-name="ce15" office:value-type="string" calcext:value-type="string">
            <text:p>1.8, 1, 1, 1, 1, 1, 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6" office:value-type="string" calcext:value-type="string">
            <text:p>RIDGE_TEC2</text:p>
          </table:table-cell>
          <table:table-cell table:style-name="ce16"/>
          <table:table-cell table:style-name="ce16" office:value-type="string" calcext:value-type="string">
            <text:p>RIDGE_TSO2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 table:formula="of:=COM.MICROSOFT.TEXTJOIN(&quot;,&quot;;1;[.$A$36])" office:value-type="string" office:string-value="32" calcext:value-type="string">
            <text:p>3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36];[.$A$37:.$A$42];[.$A$43])" office:value-type="string" office:string-value="32, 33, 34, 35, 36, 37, 38, 39" calcext:value-type="string">
            <text:p>32, 33, 34, 35, 36, 37, 38, 39</text:p>
          </table:table-cell>
          <table:table-cell table:style-name="ce15" office:value-type="string" calcext:value-type="string">
            <text:p>2, 8, 8, 8, 8, 8, 8, 4</text:p>
          </table:table-cell>
          <table:table-cell table:style-name="ce15" office:value-type="string" calcext:value-type="string">
            <text:p>1.8, 1, 1, 1, 1, 1, 1, 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6" office:value-type="string" calcext:value-type="string">
            <text:p>RIDGE_SEC1</text:p>
          </table:table-cell>
          <table:table-cell table:style-name="ce16"/>
          <table:table-cell table:style-name="ce16" office:value-type="string" calcext:value-type="string">
            <text:p>RIDGE_S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37:.$A$44])" office:value-type="string" office:string-value="33, 34, 35, 36, 37, 38, 39, 40" calcext:value-type="string">
            <text:p>33, 34, 35, 36, 37, 38, 39, 4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6" office:value-type="string" calcext:value-type="string">
            <text:p>RIDGE_SEC2</text:p>
          </table:table-cell>
          <table:table-cell table:style-name="ce16"/>
          <table:table-cell table:style-name="ce16" office:value-type="string" calcext:value-type="string">
            <text:p>RIDGE_SSO2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37:.$A$45])" office:value-type="string" office:string-value="33, 34, 35, 36, 37, 38, 39, 40, 41" calcext:value-type="string">
            <text:p>33, 34, 35, 36, 37, 38, 39, 40, 41</text:p>
          </table:table-cell>
          <table:table-cell table:style-name="ce15" office:value-type="string" calcext:value-type="string">
            <text:p>4, 4, 4, 4, 4, 4, 4, 4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6" office:value-type="string" calcext:value-type="string">
            <text:p>RIDGE_SEC3</text:p>
          </table:table-cell>
          <table:table-cell table:style-name="ce16"/>
          <table:table-cell table:style-name="ce16" office:value-type="string" calcext:value-type="string">
            <text:p>RIDGE_SSO3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37:.$A$46])" office:value-type="string" office:string-value="33, 34, 35, 36, 37, 38, 39, 40, 41, 42" calcext:value-type="string">
            <text:p>33, 34, 35, 36, 37, 38, 39, 40, 41, 42</text:p>
          </table:table-cell>
          <table:table-cell table:style-name="ce15" office:value-type="string" calcext:value-type="string">
            <text:p>4, 4, 4, 4, 4, 4, 4, 4, 1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16" office:value-type="string" calcext:value-type="string">
            <text:p>RIDGE_TEC1</text:p>
          </table:table-cell>
          <table:table-cell table:style-name="ce16"/>
          <table:table-cell table:style-name="ce16" office:value-type="string" calcext:value-type="string">
            <text:p>RIDGE_T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37:.$A$47])" office:value-type="string" office:string-value="33, 34, 35, 36, 37, 38, 39, 40, 41, 42, 43" calcext:value-type="string">
            <text:p>33, 34, 35, 36, 37, 38, 39, 40, 41, 42, 43</text:p>
          </table:table-cell>
          <table:table-cell table:style-name="ce15" office:value-type="string" calcext:value-type="string">
            <text:p>4, 4, 4, 4, 4, 4, 4, 4, 1, 1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56" office:value-type="string" calcext:value-type="string">
            <text:p>RIDGE_SEC1</text:p>
          </table:table-cell>
          <table:table-cell table:style-name="ce56"/>
          <table:table-cell table:style-name="ce56" office:value-type="string" calcext:value-type="string">
            <text:p>RIDGE_SSO1</text:p>
          </table:table-cell>
          <table:table-cell table:style-name="ce56"/>
          <table:table-cell table:style-name="ce56" table:content-validation-name="val2" office:value-type="string" calcext:value-type="string">
            <text:p>Neutral Gaia 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5" office:value-type="string" calcext:value-type="string">
            <text:p>Loose</text:p>
          </table:table-cell>
          <table:table-cell table:style-name="ce56" table:content-validation-name="val7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102"/>
          <table:table-cell table:style-name="ce59" table:number-columns-repeated="2"/>
          <table:table-cell table:style-name="ce102" table:formula="of:=COM.MICROSOFT.TEXTJOIN(&quot;, &quot;;1;[.$A$37:.$A$44])" office:value-type="string" office:string-value="33, 34, 35, 36, 37, 38, 39, 40" calcext:value-type="string">
            <text:p>33, 34, 35, 36, 37, 38, 39, 4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2" table:style-name="ce56" table:content-validation-name="val10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12"/>
          <table:table-cell table:style-name="ce59" table:number-columns-repeated="3"/>
          <table:table-cell table:style-name="ce81" table:number-columns-repeated="985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56" office:value-type="string" calcext:value-type="string">
            <text:p>RIDGE_SEC2</text:p>
          </table:table-cell>
          <table:table-cell table:style-name="ce56"/>
          <table:table-cell table:style-name="ce56" office:value-type="string" calcext:value-type="string">
            <text:p>RIDGE_SSO2</text:p>
          </table:table-cell>
          <table:table-cell table:style-name="ce56"/>
          <table:table-cell table:style-name="ce56" table:content-validation-name="val2" office:value-type="string" calcext:value-type="string">
            <text:p>Neutral Gaia 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5" office:value-type="string" calcext:value-type="string">
            <text:p>Loose</text:p>
          </table:table-cell>
          <table:table-cell table:style-name="ce56" table:content-validation-name="val7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102"/>
          <table:table-cell table:style-name="ce59" table:number-columns-repeated="2"/>
          <table:table-cell table:style-name="ce102" table:formula="of:=COM.MICROSOFT.TEXTJOIN(&quot;, &quot;;1;[.$A$37:.$A$45])" office:value-type="string" office:string-value="33, 34, 35, 36, 37, 38, 39, 40, 41" calcext:value-type="string">
            <text:p>33, 34, 35, 36, 37, 38, 39, 40, 41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2" table:style-name="ce56" table:content-validation-name="val10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12"/>
          <table:table-cell table:style-name="ce59" table:number-columns-repeated="3"/>
          <table:table-cell table:style-name="ce81" table:number-columns-repeated="985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/>
          <table:table-cell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/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37:.$A$44])" office:value-type="string" office:string-value="33, 34, 35, 36, 37, 38, 39, 40" calcext:value-type="string">
            <text:p>33, 34, 35, 36, 37, 38, 39, 4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59" office:value-type="string" calcext:value-type="string">
            <text:p>BLOCKER</text:p>
          </table:table-cell>
          <table:table-cell table:style-name="ce56"/>
          <table:table-cell table:style-name="ce59" table:number-columns-repeated="2"/>
          <table:table-cell table:style-name="ce56" table:content-validation-name="val2" office:value-type="string" calcext:value-type="string">
            <text:p>Neutral Gaia Un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5" office:value-type="string" calcext:value-type="string">
            <text:p>Loose</text:p>
          </table:table-cell>
          <table:table-cell table:style-name="ce56" table:content-validation-name="val7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 table:number-columns-repeated="3"/>
          <table:table-cell table:style-name="ce102"/>
          <table:table-cell table:style-name="ce59" table:number-columns-repeated="2"/>
          <table:table-cell table:style-name="ce102" table:formula="of:=COM.MICROSOFT.TEXTJOIN(&quot;, &quot;;1;[.$A$37:.$A$44])" office:value-type="string" office:string-value="33, 34, 35, 36, 37, 38, 39, 40" calcext:value-type="string">
            <text:p>33, 34, 35, 36, 37, 38, 39, 4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6" table:content-validation-name="val10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12"/>
          <table:table-cell table:style-name="ce59" table:number-columns-repeated="3"/>
          <table:table-cell table:style-name="ce81" table:number-columns-repeated="985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6" office:value-type="string" calcext:value-type="string">
            <text:p>RIDGE_SEC1</text:p>
          </table:table-cell>
          <table:table-cell table:style-name="ce16"/>
          <table:table-cell table:style-name="ce16" office:value-type="string" calcext:value-type="string">
            <text:p>RIDGE_S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51:.$A$51])" office:value-type="string" office:string-value="47" calcext:value-type="string">
            <text:p>47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6" office:value-type="string" calcext:value-type="string">
            <text:p>RIDGE_SEC2</text:p>
          </table:table-cell>
          <table:table-cell table:style-name="ce16"/>
          <table:table-cell table:style-name="ce16" office:value-type="string" calcext:value-type="string">
            <text:p>RIDGE_SSO2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51:.$A$51])" office:value-type="string" office:string-value="47" calcext:value-type="string">
            <text:p>47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6" office:value-type="string" calcext:value-type="string">
            <text:p>RIDGE_SEC3</text:p>
          </table:table-cell>
          <table:table-cell table:style-name="ce16"/>
          <table:table-cell table:style-name="ce16" office:value-type="string" calcext:value-type="string">
            <text:p>RIDGE_SSO3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/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51:.$A$51])" office:value-type="string" office:string-value="47" calcext:value-type="string">
            <text:p>47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5" office:value-type="string" calcext:value-type="string">
            <text:p>BROKEN_CAR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3:.$A$50];[.$A$53:.A55])" office:value-type="string" office:string-value="39, 40, 41, 42, 43, 44, 45, 46, 49, 50, 51" calcext:value-type="string">
            <text:p>39, 40, 41, 42, 43, 44, 45, 46, 49, 50, 5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63" office:value-type="string" calcext:value-type="string">
            <text:p>STONE</text:p>
          </table:table-cell>
          <table:table-cell table:style-name="ce63" table:number-columns-repeated="3"/>
          <table:table-cell table:style-name="ce43" table:content-validation-name="val1" office:value-type="string" calcext:value-type="string">
            <text:p>Neutral Gaia Convertible</text:p>
          </table:table-cell>
          <table:table-cell table:style-name="ce93" table:number-columns-repeated="4"/>
          <table:table-cell table:style-name="ce93" office:value-type="float" office:value="9320" calcext:value-type="float">
            <text:p>9320</text:p>
          </table:table-cell>
          <table:table-cell table:style-name="ce93" table:number-columns-repeated="3"/>
          <table:table-cell table:style-name="ce43" table:content-validation-name="val4" office:value-type="string" calcext:value-type="string">
            <text:p>Tight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93"/>
          <table:table-cell table:style-name="ce93" office:value-type="string" calcext:value-type="string">
            <text:p>MTSH</text:p>
          </table:table-cell>
          <table:table-cell table:style-name="ce93" table:number-columns-repeated="2"/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118"/>
          <table:table-cell table:style-name="ce127"/>
          <table:table-cell table:style-name="ce63"/>
          <table:table-cell table:style-name="ce118" table:formula="of:=COM.MICROSOFT.TEXTJOIN(&quot;, &quot;;1;[.$A$5];[.$A$6];[.$A$7];[.$A$8];[.$A$43:.$A$48];[.$A$53:.$A$55];[.$A$56])" office:value-type="string" office:string-value="1, 2, 3, 4, 39, 40, 41, 42, 43, 44, 49, 50, 51, 52" calcext:value-type="string">
            <text:p>1, 2, 3, 4, 39, 40, 41, 42, 43, 44, 49, 50, 51, 52</text:p>
          </table:table-cell>
          <table:table-cell table:style-name="ce127" office:value-type="string" calcext:value-type="string">
            <text:p>2, 2, 2, 2, 1, 1, 1, 1, 1, 1, 1, 1, 1, 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43" table:content-validation-name="val9" office:value-type="string" calcext:value-type="string">
            <text:p>No</text:p>
          </table:table-cell>
          <table:table-cell table:style-name="ce63" table:number-columns-repeated="4"/>
          <table:table-cell table:style-name="ce63" table:content-validation-name="val12"/>
          <table:table-cell table:style-name="ce63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5" office:value-type="string" calcext:value-type="string">
            <text:p>RIDGE_IEC1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/>
          <table:table-cell table:style-name="ce103"/>
          <table:table-cell table:style-name="ce15"/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5" office:value-type="string" calcext:value-type="string">
            <text:p>RIDGE_IEC2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58])" office:value-type="string" office:string-value="54" calcext:value-type="string">
            <text:p>5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5" office:value-type="string" calcext:value-type="string">
            <text:p>RIDGE_IEC3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58:.$A$59])" office:value-type="string" office:string-value="54, 55" calcext:value-type="string">
            <text:p>54, 5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5" office:value-type="string" calcext:value-type="string">
            <text:p>RIDGE_IEC4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58:.$A$60])" office:value-type="string" office:string-value="54, 55, 56" calcext:value-type="string">
            <text:p>54, 55, 5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5" office:value-type="string" calcext:value-type="string">
            <text:p>RIDGE_IEC5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58:.$A$61])" office:value-type="string" office:string-value="54, 55, 56, 57" calcext:value-type="string">
            <text:p>54, 55, 56, 57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5" office:value-type="string" calcext:value-type="string">
            <text:p>RIDGE_IEC6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58:.$A$62])" office:value-type="string" office:string-value="54, 55, 56, 57, 58" calcext:value-type="string">
            <text:p>54, 55, 56, 57, 58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5" office:value-type="string" calcext:value-type="string">
            <text:p>RIDGE_IEC7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58:.$A$63])" office:value-type="string" office:string-value="54, 55, 56, 57, 58, 59" calcext:value-type="string">
            <text:p>54, 55, 56, 57, 58, 5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5" office:value-type="string" calcext:value-type="string">
            <text:p>RIDGE_IEC8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58:.$A$64])" office:value-type="string" office:string-value="54, 55, 56, 57, 58, 59, 60" calcext:value-type="string">
            <text:p>54, 55, 56, 57, 58, 59, 6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5" office:value-type="string" calcext:value-type="string">
            <text:p>RIDGE_IEC9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58:.$A$65])" office:value-type="string" office:string-value="54, 55, 56, 57, 58, 59, 60, 61" calcext:value-type="string">
            <text:p>54, 55, 56, 57, 58, 59, 60, 6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15" office:value-type="string" calcext:value-type="string">
            <text:p>RIDGE_IEC10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58:.$A$66])" office:value-type="string" office:string-value="54, 55, 56, 57, 58, 59, 60, 61, 62" calcext:value-type="string">
            <text:p>54, 55, 56, 57, 58, 59, 60, 61, 6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15" office:value-type="string" calcext:value-type="string">
            <text:p>RIDGE_IEC11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58:.$A$67])" office:value-type="string" office:string-value="54, 55, 56, 57, 58, 59, 60, 61, 62, 63" calcext:value-type="string">
            <text:p>54, 55, 56, 57, 58, 59, 60, 61, 62, 6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15" office:value-type="string" calcext:value-type="string">
            <text:p>RIDGE_IEC12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58:.$A$68])" office:value-type="string" office:string-value="54, 55, 56, 57, 58, 59, 60, 61, 62, 63, 64" calcext:value-type="string">
            <text:p>54, 55, 56, 57, 58, 59, 60, 61, 62, 63, 6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INNER_CAP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27"/>
          <table:table-cell table:style-name="ce4"/>
          <table:table-cell table:style-name="ce15"/>
          <table:table-cell table:style-name="ce27"/>
          <table:table-cell table:style-name="ce15" table:number-columns-repeated="2"/>
          <table:table-cell table:style-name="ce54" table:content-validation-name="val10" table:number-columns-repeated="2"/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64" office:value-type="string" calcext:value-type="string">
            <text:p>ON_GRID</text:p>
          </table:table-cell>
          <table:table-cell table:style-name="ce64"/>
          <table:table-cell table:style-name="ce64" office:value-type="string" calcext:value-type="string">
            <text:p>SMALL_FISH</text:p>
          </table:table-cell>
          <table:table-cell table:style-name="ce64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WATER_TYPE</text:p>
          </table:table-cell>
          <table:table-cell table:style-name="ce92" table:number-columns-repeated="2"/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114" table:formula="of:=COM.MICROSOFT.TEXTJOIN(&quot;, &quot;;1;[.$A$12])" office:value-type="string" office:string-value="8" calcext:value-type="string">
            <text:p>8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14"/>
          <table:table-cell table:style-name="ce64" table:number-columns-repeated="2"/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64" office:value-type="string" calcext:value-type="string">
            <text:p>OFF_GRID</text:p>
          </table:table-cell>
          <table:table-cell table:style-name="ce64"/>
          <table:table-cell table:style-name="ce64" office:value-type="string" calcext:value-type="string">
            <text:p>LARGE_FISH1</text:p>
          </table:table-cell>
          <table:table-cell table:style-name="ce64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OUTER_CAP</text:p>
          </table:table-cell>
          <table:table-cell table:style-name="ce92" table:number-columns-repeated="2"/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2])" office:value-type="string" office:string-value="8" calcext:value-type="string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64" office:value-type="string" calcext:value-type="string">
            <text:p>OFF_GRID</text:p>
          </table:table-cell>
          <table:table-cell table:style-name="ce64"/>
          <table:table-cell table:style-name="ce64" office:value-type="string" calcext:value-type="string">
            <text:p>LARGE_FISH2</text:p>
          </table:table-cell>
          <table:table-cell table:style-name="ce64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INNER_CAP</text:p>
          </table:table-cell>
          <table:table-cell table:style-name="ce92" table:number-columns-repeated="2"/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2];[.$A$72])" office:value-type="string" office:string-value="8, 68" calcext:value-type="string">
            <text:p>8, 6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64" office:value-type="string" calcext:value-type="string">
            <text:p>BUSH_FOOD1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74])" office:value-type="string" office:string-value="5, 70" calcext:value-type="string">
            <text:p>5, 70</text:p>
          </table:table-cell>
          <table:table-cell table:style-name="ce64" office:value-type="string" calcext:value-type="string">
            <text:p>3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74:.$A$75])" office:value-type="string" office:string-value="5, 70, 71" calcext:value-type="string">
            <text:p>5, 70, 71</text:p>
          </table:table-cell>
          <table:table-cell table:style-name="ce64" office:value-type="string" calcext:value-type="string">
            <text:p>3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74:.$A$76])" office:value-type="string" office:string-value="5, 70, 71, 72" calcext:value-type="string">
            <text:p>5, 70, 71, 72</text:p>
          </table:table-cell>
          <table:table-cell table:style-name="ce64" office:value-type="string" calcext:value-type="string">
            <text:p>3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74:.$A$77])" office:value-type="string" office:string-value="5, 70, 71, 72, 73" calcext:value-type="string">
            <text:p>5, 70, 71, 72, 73</text:p>
          </table:table-cell>
          <table:table-cell table:style-name="ce64" office:value-type="string" calcext:value-type="string">
            <text:p>3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74:.$A$78])" office:value-type="string" office:string-value="5, 70, 71, 72, 73, 74" calcext:value-type="string">
            <text:p>5, 70, 71, 72, 73, 74</text:p>
          </table:table-cell>
          <table:table-cell table:style-name="ce64" office:value-type="string" calcext:value-type="string">
            <text:p>3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80])" office:value-type="string" office:string-value="5, 76" calcext:value-type="string">
            <text:p>5, 76</text:p>
          </table:table-cell>
          <table:table-cell table:style-name="ce64" office:value-type="string" calcext:value-type="string">
            <text:p>3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80:.$A$81])" office:value-type="string" office:string-value="5, 76, 77" calcext:value-type="string">
            <text:p>5, 76, 77</text:p>
          </table:table-cell>
          <table:table-cell table:style-name="ce64" office:value-type="string" calcext:value-type="string">
            <text:p>3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80:.$A$82])" office:value-type="string" office:string-value="5, 76, 77, 78" calcext:value-type="string">
            <text:p>5, 76, 77, 78</text:p>
          </table:table-cell>
          <table:table-cell table:style-name="ce64" office:value-type="string" calcext:value-type="string">
            <text:p>3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0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80:.$A$83])" office:value-type="string" office:string-value="5, 76, 77, 78, 79" calcext:value-type="string">
            <text:p>5, 76, 77, 78, 79</text:p>
          </table:table-cell>
          <table:table-cell table:style-name="ce64" office:value-type="string" calcext:value-type="string">
            <text:p>3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1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80:.$A$84])" office:value-type="string" office:string-value="5, 76, 77, 78, 79, 80" calcext:value-type="string">
            <text:p>5, 76, 77, 78, 79, 80</text:p>
          </table:table-cell>
          <table:table-cell table:style-name="ce64" office:value-type="string" calcext:value-type="string">
            <text:p>3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2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80:.$A$85])" office:value-type="string" office:string-value="5, 76, 77, 78, 79, 80, 81" calcext:value-type="string">
            <text:p>5, 76, 77, 78, 79, 80, 81</text:p>
          </table:table-cell>
          <table:table-cell table:style-name="ce64" office:value-type="string" calcext:value-type="string">
            <text:p>32, 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3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80:.$A$86])" office:value-type="string" office:string-value="5, 76, 77, 78, 79, 80, 81, 82" calcext:value-type="string">
            <text:p>5, 76, 77, 78, 79, 80, 81, 82</text:p>
          </table:table-cell>
          <table:table-cell table:style-name="ce64" office:value-type="string" calcext:value-type="string">
            <text:p>32, 12, 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4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9];[.$A$80:.$A$87])" office:value-type="string" office:string-value="5, 76, 77, 78, 79, 80, 81, 82, 83" calcext:value-type="string">
            <text:p>5, 76, 77, 78, 79, 80, 81, 82, 83</text:p>
          </table:table-cell>
          <table:table-cell table:style-name="ce64" office:value-type="string" calcext:value-type="string">
            <text:p>32, 12, 12, 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5</text:p>
          </table:table-cell>
          <table:table-cell table:style-name="ce15" office:value-type="string" calcext:value-type="string">
            <text:p>PREDATO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0.725" calcext:value-type="float">
            <text:p>0.725</text:p>
          </table:table-cell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6</text:p>
          </table:table-cell>
          <table:table-cell table:style-name="ce24" office:value-type="string" calcext:value-type="string">
            <text:p>GOLD</text:p>
          </table:table-cell>
          <table:table-cell table:style-name="ce24" table:number-columns-repeated="3"/>
          <table:table-cell table:style-name="ce32" table:content-validation-name="val1" office:value-type="string" calcext:value-type="string">
            <text:p>Neutral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200" calcext:value-type="float">
            <text:p>1200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table:content-validation-name="val5" office:value-type="string" calcext:value-type="string">
            <text:p>Tight</text:p>
          </table:table-cell>
          <table:table-cell table:style-name="ce32" table:content-validation-name="val7" office:value-type="string" calcext:value-type="string">
            <text:p>Map Size</text:p>
          </table:table-cell>
          <table:table-cell table:style-name="ce24" office:value-type="string" calcext:value-type="string">
            <text:p>BASE_MASK1</text:p>
          </table:table-cell>
          <table:table-cell table:style-name="ce24" office:value-type="string" calcext:value-type="string">
            <text:p>BT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24" table:number-columns-repeated="4"/>
          <table:table-cell table:style-name="ce58" table:formula="of:=COM.MICROSOFT.TEXTJOIN(&quot;, &quot;;1;[.$A$9])" office:value-type="string" office:string-value="5" calcext:value-type="string">
            <text:p>5</text:p>
          </table:table-cell>
          <table:table-cell table:style-name="ce24" office:value-type="float" office:value="28" calcext:value-type="float">
            <text:p>28</text:p>
          </table:table-cell>
          <table:table-cell table:style-name="ce24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24" table:number-columns-repeated="4"/>
          <table:table-cell table:style-name="ce24" table:content-validation-name="val12"/>
          <table:table-cell table:style-name="ce2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7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office:value-type="string" calcext:value-type="string">
            <text:p>BASE_MASK1</text:p>
          </table:table-cell>
          <table:table-cell table:style-name="ce15" office:value-type="string" calcext:value-type="string">
            <text:p>BT</text:p>
          </table:table-cell>
          <table:table-cell table:style-name="ce15" table:number-columns-repeated="3"/>
          <table:table-cell table:style-name="ce15" office:value-type="float" office:value="12" calcext:value-type="float">
            <text:p>12</text:p>
          </table:table-cell>
          <table:table-cell table:style-name="ce15" table:number-columns-repeated="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28" calcext:value-type="float">
            <text:p>28</text:p>
          </table:table-cell>
          <table:table-cell table:style-name="ce15"/>
          <table:table-cell table:number-columns-repeated="2" table:style-name="ce1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8</text:p>
          </table:table-cell>
          <table:table-cell table:style-name="ce24" office:value-type="string" calcext:value-type="string">
            <text:p>GOLD</text:p>
          </table:table-cell>
          <table:table-cell table:style-name="ce24" table:number-columns-repeated="3"/>
          <table:table-cell table:style-name="ce32" table:content-validation-name="val1" office:value-type="string" calcext:value-type="string">
            <text:p>Neutral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200" calcext:value-type="float">
            <text:p>1200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table:content-validation-name="val5" office:value-type="string" calcext:value-type="string">
            <text:p>Tight</text:p>
          </table:table-cell>
          <table:table-cell table:style-name="ce32" table:content-validation-name="val7" office:value-type="string" calcext:value-type="string">
            <text:p>Map Size</text:p>
          </table:table-cell>
          <table:table-cell table:style-name="ce24"/>
          <table:table-cell table:style-name="ce24" office:value-type="string" calcext:value-type="string">
            <text:p>BT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24" table:number-columns-repeated="4"/>
          <table:table-cell table:style-name="ce58" table:formula="of:=COM.MICROSOFT.TEXTJOIN(&quot;, &quot;;1;[.$A$9];[.$A$91])" office:value-type="string" office:string-value="5, 87" calcext:value-type="string">
            <text:p>5, 87</text:p>
          </table:table-cell>
          <table:table-cell table:style-name="ce24" office:value-type="string" calcext:value-type="string">
            <text:p>28, 16</text:p>
          </table:table-cell>
          <table:table-cell table:style-name="ce24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24" table:number-columns-repeated="4"/>
          <table:table-cell table:style-name="ce24" table:content-validation-name="val12"/>
          <table:table-cell table:style-name="ce2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9</text:p>
          </table:table-cell>
          <table:table-cell table:style-name="ce18" office:value-type="string" calcext:value-type="string">
            <text:p>OASIS_RT1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0</text:p>
          </table:table-cell>
          <table:table-cell table:style-name="ce18" office:value-type="string" calcext:value-type="string">
            <text:p>OASIS_RT1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1</text:p>
          </table:table-cell>
          <table:table-cell table:style-name="ce18" office:value-type="string" calcext:value-type="string">
            <text:p>OASIS_RT1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2</text:p>
          </table:table-cell>
          <table:table-cell table:style-name="ce18" office:value-type="string" calcext:value-type="string">
            <text:p>OASIS_RT1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3</text:p>
          </table:table-cell>
          <table:table-cell table:style-name="ce18" office:value-type="string" calcext:value-type="string">
            <text:p>OASIS_RT1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4</text:p>
          </table:table-cell>
          <table:table-cell table:style-name="ce18" office:value-type="string" calcext:value-type="string">
            <text:p>OASIS_RT1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5</text:p>
          </table:table-cell>
          <table:table-cell table:style-name="ce68" office:value-type="string" calcext:value-type="string">
            <text:p>OASIS_RT2EC1 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6</text:p>
          </table:table-cell>
          <table:table-cell table:style-name="ce68" office:value-type="string" calcext:value-type="string">
            <text:p>OASIS_RT2EC2 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7</text:p>
          </table:table-cell>
          <table:table-cell table:style-name="ce68" office:value-type="string" calcext:value-type="string">
            <text:p>OASIS_RT2EC3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8</text:p>
          </table:table-cell>
          <table:table-cell table:style-name="ce68" office:value-type="string" calcext:value-type="string">
            <text:p>OASIS_RT2EC4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9</text:p>
          </table:table-cell>
          <table:table-cell table:style-name="ce68" office:value-type="string" calcext:value-type="string">
            <text:p>OASIS_RT2EC5 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0</text:p>
          </table:table-cell>
          <table:table-cell table:style-name="ce68" office:value-type="string" calcext:value-type="string">
            <text:p>OASIS_RT2EC6 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1</text:p>
          </table:table-cell>
          <table:table-cell table:style-name="ce18" office:value-type="string" calcext:value-type="string">
            <text:p>OASIS_RT3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2</text:p>
          </table:table-cell>
          <table:table-cell table:style-name="ce18" office:value-type="string" calcext:value-type="string">
            <text:p>OASIS_RT3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3</text:p>
          </table:table-cell>
          <table:table-cell table:style-name="ce18" office:value-type="string" calcext:value-type="string">
            <text:p>OASIS_RT3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4</text:p>
          </table:table-cell>
          <table:table-cell table:style-name="ce18" office:value-type="string" calcext:value-type="string">
            <text:p>OASIS_RT3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5</text:p>
          </table:table-cell>
          <table:table-cell table:style-name="ce18" office:value-type="string" calcext:value-type="string">
            <text:p>OASIS_RT3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6</text:p>
          </table:table-cell>
          <table:table-cell table:style-name="ce18" office:value-type="string" calcext:value-type="string">
            <text:p>OASIS_RT3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7</text:p>
          </table:table-cell>
          <table:table-cell table:style-name="ce68" office:value-type="string" calcext:value-type="string">
            <text:p>OASIS_RT4EC1 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)" office:value-type="string" office:string-value="5" calcext:value-type="string">
            <text:p>5</text:p>
          </table:table-cell>
          <table:table-cell table:style-name="ce84" office:value-type="float" office:value="8" calcext:value-type="float">
            <text:p>8</text:p>
          </table:table-cell>
          <table:table-cell table:style-name="ce84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8</text:p>
          </table:table-cell>
          <table:table-cell table:style-name="ce68" office:value-type="string" calcext:value-type="string">
            <text:p>OASIS_RT4EC2 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;[.$A$111])" office:value-type="string" office:string-value="5, 107" calcext:value-type="string">
            <text:p>5, 107</text:p>
          </table:table-cell>
          <table:table-cell table:style-name="ce84" office:value-type="string" calcext:value-type="string">
            <text:p>8, 3</text:p>
          </table:table-cell>
          <table:table-cell table:style-name="ce84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9</text:p>
          </table:table-cell>
          <table:table-cell table:style-name="ce68" office:value-type="string" calcext:value-type="string">
            <text:p>OASIS_RT4EC3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;[.$A$111:.$A$112])" office:value-type="string" office:string-value="5, 107, 108" calcext:value-type="string">
            <text:p>5, 107, 108</text:p>
          </table:table-cell>
          <table:table-cell table:style-name="ce84" office:value-type="string" calcext:value-type="string">
            <text:p>8, 3, 3</text:p>
          </table:table-cell>
          <table:table-cell table:style-name="ce84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0</text:p>
          </table:table-cell>
          <table:table-cell table:style-name="ce68" office:value-type="string" calcext:value-type="string">
            <text:p>OASIS_RT4EC4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;[.$A$111:.$A$113])" office:value-type="string" office:string-value="5, 107, 108, 109" calcext:value-type="string">
            <text:p>5, 107, 108, 109</text:p>
          </table:table-cell>
          <table:table-cell table:style-name="ce84" office:value-type="string" calcext:value-type="string">
            <text:p>8, 3, 3, 3</text:p>
          </table:table-cell>
          <table:table-cell table:style-name="ce84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1</text:p>
          </table:table-cell>
          <table:table-cell table:style-name="ce68" office:value-type="string" calcext:value-type="string">
            <text:p>OASIS_RT4EC5 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;[.$A$111:.$A$114])" office:value-type="string" office:string-value="5, 107, 108, 109, 110" calcext:value-type="string">
            <text:p>5, 107, 108, 109, 110</text:p>
          </table:table-cell>
          <table:table-cell table:style-name="ce84" office:value-type="string" calcext:value-type="string">
            <text:p>8, 3, 3, 3, 3</text:p>
          </table:table-cell>
          <table:table-cell table:style-name="ce84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2</text:p>
          </table:table-cell>
          <table:table-cell table:style-name="ce68" office:value-type="string" calcext:value-type="string">
            <text:p>OASIS_RT4EC6 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101" table:number-columns-repeated="4"/>
          <table:table-cell table:style-name="ce101" office:value-type="float" office:value="9320" calcext:value-type="float">
            <text:p>9320</text:p>
          </table:table-cell>
          <table:table-cell table:style-name="ce101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9];[.$A$111:.$A$115])" office:value-type="string" office:string-value="5, 107, 108, 109, 110, 111" calcext:value-type="string">
            <text:p>5, 107, 108, 109, 110, 111</text:p>
          </table:table-cell>
          <table:table-cell table:style-name="ce84" office:value-type="string" calcext:value-type="string">
            <text:p>8, 3, 3, 3, 3, 3</text:p>
          </table:table-cell>
          <table:table-cell table:style-name="ce84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3</text:p>
          </table:table-cell>
          <table:table-cell table:style-name="ce18" office:value-type="string" calcext:value-type="string">
            <text:p>OASIS_BT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4</text:p>
          </table:table-cell>
          <table:table-cell table:style-name="ce18" office:value-type="string" calcext:value-type="string">
            <text:p>OASIS_BT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17])" office:value-type="string" office:string-value="5, 113" calcext:value-type="string">
            <text:p>5, 113</text:p>
          </table:table-cell>
          <table:table-cell table:style-name="ce15" office:value-type="string" calcext:value-type="string">
            <text:p>8, 3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5</text:p>
          </table:table-cell>
          <table:table-cell table:style-name="ce18" office:value-type="string" calcext:value-type="string">
            <text:p>OASIS_BT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17:.$A$118])" office:value-type="string" office:string-value="5, 113, 114" calcext:value-type="string">
            <text:p>5, 113, 114</text:p>
          </table:table-cell>
          <table:table-cell table:style-name="ce15" office:value-type="string" calcext:value-type="string">
            <text:p>8, 3, 3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6</text:p>
          </table:table-cell>
          <table:table-cell table:style-name="ce18" office:value-type="string" calcext:value-type="string">
            <text:p>OASIS_BT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17:.$A$119])" office:value-type="string" office:string-value="5, 113, 114, 115" calcext:value-type="string">
            <text:p>5, 113, 114, 115</text:p>
          </table:table-cell>
          <table:table-cell table:style-name="ce15" office:value-type="string" calcext:value-type="string">
            <text:p>8, 3, 3, 3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7</text:p>
          </table:table-cell>
          <table:table-cell table:style-name="ce18" office:value-type="string" calcext:value-type="string">
            <text:p>OASIS_BT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17:.$A$120])" office:value-type="string" office:string-value="5, 113, 114, 115, 116" calcext:value-type="string">
            <text:p>5, 113, 114, 115, 116</text:p>
          </table:table-cell>
          <table:table-cell table:style-name="ce15" office:value-type="string" calcext:value-type="string">
            <text:p>8, 3, 3, 3, 3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8</text:p>
          </table:table-cell>
          <table:table-cell table:style-name="ce18" office:value-type="string" calcext:value-type="string">
            <text:p>OASIS_BT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17:.$A$121])" office:value-type="string" office:string-value="5, 113, 114, 115, 116, 117" calcext:value-type="string">
            <text:p>5, 113, 114, 115, 116, 117</text:p>
          </table:table-cell>
          <table:table-cell table:style-name="ce15" office:value-type="string" calcext:value-type="string">
            <text:p>8, 3, 3, 3, 3, 3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9</text:p>
          </table:table-cell>
          <table:table-cell table:style-name="ce15" office:value-type="string" calcext:value-type="string">
            <text:p>RUINS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&quot;;1;[.$A$9])" office:value-type="string" office:string-value="5" calcext:value-type="string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0</text:p>
          </table:table-cell>
          <table:table-cell table:style-name="ce15" office:value-type="string" calcext:value-type="string">
            <text:p>TEMPLE_RUINS</text:p>
          </table:table-cell>
          <table:table-cell table:style-name="ce16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23])" office:value-type="string" office:string-value="5, 119" calcext:value-type="string">
            <text:p>5, 119</text:p>
          </table:table-cell>
          <table:table-cell table:style-name="ce4" office:value-type="string" calcext:value-type="string">
            <text:p>12, 18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1</text:p>
          </table:table-cell>
          <table:table-cell table:style-name="ce15" office:value-type="string" calcext:value-type="string">
            <text:p>ROMAN_RUINS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23:.$A$124])" office:value-type="string" office:string-value="5, 119, 120" calcext:value-type="string">
            <text:p>5, 119, 120</text:p>
          </table:table-cell>
          <table:table-cell table:style-name="ce4" office:value-type="string" calcext:value-type="string">
            <text:p>12, 18, 18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2</text:p>
          </table:table-cell>
          <table:table-cell table:style-name="ce16" office:value-type="string" calcext:value-type="string">
            <text:p>STATUE_COLUMN</text:p>
          </table:table-cell>
          <table:table-cell table:style-name="ce16" office:value-type="float" office:value="1322" calcext:value-type="float">
            <text:p>1322</text:p>
          </table:table-cell>
          <table:table-cell table:style-name="ce15"/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23:.$A$125])" office:value-type="string" office:string-value="5, 119, 120, 121" calcext:value-type="string">
            <text:p>5, 119, 120, 121</text:p>
          </table:table-cell>
          <table:table-cell table:style-name="ce4" office:value-type="string" calcext:value-type="string">
            <text:p>12, 18, 18, 18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3</text:p>
          </table:table-cell>
          <table:table-cell table:style-name="ce92" office:value-type="string" calcext:value-type="string">
            <text:p>LOST_HERDABL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BT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16" calcext:value-type="float">
            <text:p>16</text:p>
          </table:table-cell>
          <table:table-cell table:style-name="ce64" table:number-columns-repeated="4"/>
          <table:table-cell table:style-name="ce114" table:formula="of:=COM.MICROSOFT.TEXTJOIN(&quot;, &quot;;1;[.$A$9])" office:value-type="string" office:string-value="5" calcext:value-type="string">
            <text:p>5</text:p>
          </table:table-cell>
          <table:table-cell table:style-name="ce64" office:value-type="float" office:value="32" calcext:value-type="float">
            <text:p>32</text:p>
          </table:table-cell>
          <table:table-cell table:style-name="ce64"/>
          <table:table-cell table:style-name="ce92" table:content-validation-name="val11" table:number-columns-repeated="2"/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4</text:p>
          </table:table-cell>
          <table:table-cell table:style-name="ce18" office:value-type="string" calcext:value-type="string">
            <text:p>WILD_HERD_ANIMAL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;[.$A$127])" office:value-type="string" office:string-value="5, 123" calcext:value-type="string">
            <text:p>5, 123</text:p>
          </table:table-cell>
          <table:table-cell table:style-name="ce4" office:value-type="string" calcext:value-type="string">
            <text:p>40, 8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5</text:p>
          </table:table-cell>
          <table:table-cell table:style-name="ce18" office:value-type="string" calcext:value-type="string">
            <text:p>BIRD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INNER_CAP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4"/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7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4" table:default-cell-style-name="ce2"/>
        <table:table-column table:style-name="co14" table:number-columns-repeated="993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5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2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54"/>
          <table:table-cell table:style-name="ce1" table:number-columns-repeated="985"/>
        </table:table-row>
        <table:table-row table:style-name="ro2" table:visibility="collapse">
          <table:table-cell table:style-name="ce3" table:number-columns-repeated="38"/>
          <table:table-cell table:style-name="ce54"/>
          <table:table-cell table:style-name="ce1" table:number-columns-repeated="985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9"/>
          <table:table-cell table:style-name="ce13" table:number-columns-repeated="4"/>
          <table:table-cell table:style-name="ce4" table:content-validation-name="val12" office:value-type="string" calcext:value-type="string">
            <text:p>Inside</text:p>
          </table:table-cell>
          <table:table-cell table:style-name="ce13" table:number-columns-repeated="3"/>
          <table:table-cell table:number-columns-repeated="985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RELIC</text:p>
          </table:table-cell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54" table:content-validation-name="val9" office:value-type="string" calcext:value-type="string">
            <text:p>N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content-validation-name="val12" office:value-type="string" calcext:value-type="string">
            <text:p>Insid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RELIC</text:p>
          </table:table-cell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54" table:content-validation-name="val9" office:value-type="string" calcext:value-type="string">
            <text:p>N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table:content-validation-name="val12" office:value-type="string" calcext:value-type="string">
            <text:p>Insid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RELIC</text:p>
          </table:table-cell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54" table:content-validation-name="val9" office:value-type="string" calcext:value-type="string">
            <text:p>No</text:p>
          </table:table-cell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content-validation-name="val12" office:value-type="string" calcext:value-type="string">
            <text:p>Insid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RELIC</text:p>
          </table:table-cell>
          <table:table-cell table:style-name="ce4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54" table:content-validation-name="val9" office:value-type="string" calcext:value-type="string">
            <text:p>No</text:p>
          </table:table-cell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table:content-validation-name="val12" office:value-type="string" calcext:value-type="string">
            <text:p>Insid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5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INNER_CAP</text:p>
          </table:table-cell>
          <table:table-cell table:style-name="ce16" table:number-columns-repeated="2"/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2"/>
          <table:table-cell table:number-columns-repeated="2" table:style-name="ce54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OUTLAND_STRAGGLER</text:p>
          </table:table-cell>
          <table:table-cell table:style-name="ce49"/>
          <table:table-cell table:style-name="ce37" table:content-validation-name="val1" office:value-type="string" calcext:value-type="string">
            <text:p>Neutral Gaia Unconvertible</text:p>
          </table:table-cell>
          <table:table-cell table:style-name="ce37" table:number-columns-repeated="4"/>
          <table:table-cell table:style-name="ce37" office:value-type="float" office:value="9320" calcext:value-type="float">
            <text:p>9320</text:p>
          </table:table-cell>
          <table:table-cell table:style-name="ce37" table:number-columns-repeated="3"/>
          <table:table-cell table:style-name="ce37" table:content-validation-name="val4" office:value-type="string" calcext:value-type="string">
            <text:p>Loose</text:p>
          </table:table-cell>
          <table:table-cell table:style-name="ce37" table:content-validation-name="val6" office:value-type="string" calcext:value-type="string">
            <text:p>Map Size</text:p>
          </table:table-cell>
          <table:table-cell table:style-name="ce37"/>
          <table:table-cell table:style-name="ce37" office:value-type="string" calcext:value-type="string">
            <text:p>BT</text:p>
          </table:table-cell>
          <table:table-cell table:style-name="ce37" table:number-columns-repeated="2"/>
          <table:table-cell table:style-name="ce49"/>
          <table:table-cell table:style-name="ce49" office:value-type="float" office:value="16" calcext:value-type="float">
            <text:p>16</text:p>
          </table:table-cell>
          <table:table-cell table:style-name="ce49" table:number-columns-repeated="4"/>
          <table:table-cell table:style-name="ce85"/>
          <table:table-cell table:style-name="ce11"/>
          <table:table-cell table:style-name="ce49"/>
          <table:table-cell table:number-columns-repeated="2" table:style-name="ce37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REED</text:p>
          </table:table-cell>
          <table:table-cell table:style-name="ce48" office:value-type="float" office:value="1350" calcext:value-type="float">
            <text:p>1350</text:p>
          </table:table-cell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40" table:number-columns-repeated="4"/>
          <table:table-cell table:style-name="ce40" office:value-type="float" office:value="9320" calcext:value-type="float">
            <text:p>9320</text:p>
          </table:table-cell>
          <table:table-cell table:style-name="ce40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40"/>
          <table:table-cell table:style-name="ce40" office:value-type="string" calcext:value-type="string">
            <text:p>REAL_BEACH</text:p>
          </table:table-cell>
          <table:table-cell table:style-name="ce40" table:number-columns-repeated="2"/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48" table:number-columns-repeated="4"/>
          <table:table-cell table:style-name="ce86" table:formula="of:=COM.MICROSOFT.TEXTJOIN(&quot;, &quot;;1;[.$A$10])" office:value-type="string" office:string-value="6" calcext:value-type="string">
            <text:p>6</text:p>
          </table:table-cell>
          <table:table-cell table:style-name="ce10" office:value-type="string" calcext:value-type="string">
            <text:p>6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ONE</text:p>
          </table:table-cell>
          <table:table-cell table:style-name="ce49"/>
          <table:table-cell table:style-name="ce37" table:content-validation-name="val1" office:value-type="string" calcext:value-type="string">
            <text:p>Neutral Gaia Unconvertible</text:p>
          </table:table-cell>
          <table:table-cell table:style-name="ce37" table:number-columns-repeated="4"/>
          <table:table-cell table:style-name="ce37" office:value-type="float" office:value="9320" calcext:value-type="float">
            <text:p>9320</text:p>
          </table:table-cell>
          <table:table-cell table:style-name="ce37" table:number-columns-repeated="3"/>
          <table:table-cell table:style-name="ce37" table:content-validation-name="val4" office:value-type="string" calcext:value-type="string">
            <text:p>Loose</text:p>
          </table:table-cell>
          <table:table-cell table:style-name="ce37" table:content-validation-name="val6" office:value-type="string" calcext:value-type="string">
            <text:p>Map Size</text:p>
          </table:table-cell>
          <table:table-cell table:style-name="ce37"/>
          <table:table-cell table:style-name="ce37" office:value-type="string" calcext:value-type="string">
            <text:p>OASIS_FOREST</text:p>
          </table:table-cell>
          <table:table-cell table:style-name="ce37" table:number-columns-repeated="2"/>
          <table:table-cell table:style-name="ce49" table:number-columns-repeated="3"/>
          <table:table-cell table:style-name="ce85" table:formula="of:=COM.MICROSOFT.TEXTJOIN(&quot;, &quot;;1;[.$A$12])" office:value-type="string" office:string-value="8" calcext:value-type="string">
            <text:p>8</text:p>
          </table:table-cell>
          <table:table-cell table:style-name="ce11" office:value-type="string" calcext:value-type="string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 table:style-name="ce37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ONE</text:p>
          </table:table-cell>
          <table:table-cell table:style-name="ce48"/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40" table:number-columns-repeated="4"/>
          <table:table-cell table:style-name="ce40" office:value-type="float" office:value="9320" calcext:value-type="float">
            <text:p>9320</text:p>
          </table:table-cell>
          <table:table-cell table:style-name="ce40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40"/>
          <table:table-cell table:style-name="ce40" office:value-type="string" calcext:value-type="string">
            <text:p>OASIS_FOREST</text:p>
          </table:table-cell>
          <table:table-cell table:style-name="ce40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2])" office:value-type="string" office:string-value="8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2])" office:value-type="string" office:string-value="8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40" table:number-columns-repeated="4"/>
          <table:table-cell table:style-name="ce40" office:value-type="float" office:value="9320" calcext:value-type="float">
            <text:p>9320</text:p>
          </table:table-cell>
          <table:table-cell table:style-name="ce40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40"/>
          <table:table-cell table:style-name="ce40" office:value-type="string" calcext:value-type="string">
            <text:p>OASIS_FOREST</text:p>
          </table:table-cell>
          <table:table-cell table:style-name="ce40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2])" office:value-type="string" office:string-value="8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2];[.$A$14])" office:value-type="string" office:string-value="8, 10" calcext:value-type="string">
            <text:p>8, 10</text:p>
          </table:table-cell>
          <table:table-cell table:style-name="ce10" office:value-type="string" calcext:value-type="string">
            <text:p>6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40" table:number-columns-repeated="4"/>
          <table:table-cell table:style-name="ce40" office:value-type="float" office:value="9320" calcext:value-type="float">
            <text:p>9320</text:p>
          </table:table-cell>
          <table:table-cell table:style-name="ce40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40"/>
          <table:table-cell table:style-name="ce40" office:value-type="string" calcext:value-type="string">
            <text:p>OASIS_FOREST</text:p>
          </table:table-cell>
          <table:table-cell table:style-name="ce40" table:number-columns-repeated="2"/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86" table:formula="of:=COM.MICROSOFT.TEXTJOIN(&quot;, &quot;;1;[.$A$12])" office:value-type="string" office:string-value="8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48" office:value-type="float" office:value="1" calcext:value-type="float">
            <text:p>1</text:p>
          </table:table-cell>
          <table:table-cell table:style-name="ce86" table:formula="of:=COM.MICROSOFT.TEXTJOIN(&quot;, &quot;;1;[.$A$12];[.$A$14];[.$A$15])" office:value-type="string" office:string-value="8, 10, 11" calcext:value-type="string">
            <text:p>8, 10, 11</text:p>
          </table:table-cell>
          <table:table-cell table:style-name="ce10" office:value-type="string" calcext:value-type="string">
            <text:p>6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ONE</text:p>
          </table:table-cell>
          <table:table-cell table:style-name="ce49"/>
          <table:table-cell table:style-name="ce37" table:content-validation-name="val1" office:value-type="string" calcext:value-type="string">
            <text:p>Neutral Gaia Unconvertible</text:p>
          </table:table-cell>
          <table:table-cell table:style-name="ce37" table:number-columns-repeated="4"/>
          <table:table-cell table:style-name="ce37" office:value-type="float" office:value="9320" calcext:value-type="float">
            <text:p>9320</text:p>
          </table:table-cell>
          <table:table-cell table:style-name="ce37" table:number-columns-repeated="3"/>
          <table:table-cell table:style-name="ce37" table:content-validation-name="val4" office:value-type="string" calcext:value-type="string">
            <text:p>Loose</text:p>
          </table:table-cell>
          <table:table-cell table:style-name="ce37" table:content-validation-name="val6" office:value-type="string" calcext:value-type="string">
            <text:p>Map Size</text:p>
          </table:table-cell>
          <table:table-cell table:style-name="ce37"/>
          <table:table-cell table:style-name="ce37" office:value-type="string" calcext:value-type="string">
            <text:p>OASIS_FOREST</text:p>
          </table:table-cell>
          <table:table-cell table:style-name="ce37" table:number-columns-repeated="2"/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85" table:formula="of:=COM.MICROSOFT.TEXTJOIN(&quot;, &quot;;1;[.$A$12])" office:value-type="string" office:string-value="8" calcext:value-type="string">
            <text:p>8</text:p>
          </table:table-cell>
          <table:table-cell table:style-name="ce11" office:value-type="string" calcext:value-type="string">
            <text:p>18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2])" office:value-type="string" office:string-value="8" calcext:value-type="string">
            <text:p>8</text:p>
          </table:table-cell>
          <table:table-cell table:style-name="ce11" office:value-type="string" calcext:value-type="string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37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WO</text:p>
          </table:table-cell>
          <table:table-cell table:style-name="ce49"/>
          <table:table-cell table:style-name="ce37" table:content-validation-name="val1" office:value-type="string" calcext:value-type="string">
            <text:p>Neutral Gaia Unconvertible</text:p>
          </table:table-cell>
          <table:table-cell table:style-name="ce37" table:number-columns-repeated="4"/>
          <table:table-cell table:style-name="ce37" office:value-type="float" office:value="9320" calcext:value-type="float">
            <text:p>9320</text:p>
          </table:table-cell>
          <table:table-cell table:style-name="ce37" table:number-columns-repeated="3"/>
          <table:table-cell table:style-name="ce37" table:content-validation-name="val4" office:value-type="string" calcext:value-type="string">
            <text:p>Loose</text:p>
          </table:table-cell>
          <table:table-cell table:style-name="ce37" table:content-validation-name="val6" office:value-type="string" calcext:value-type="string">
            <text:p>Map Size</text:p>
          </table:table-cell>
          <table:table-cell table:style-name="ce37"/>
          <table:table-cell table:style-name="ce37" office:value-type="string" calcext:value-type="string">
            <text:p>OASIS_FOREST</text:p>
          </table:table-cell>
          <table:table-cell table:style-name="ce37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2])" office:value-type="string" office:string-value="8" calcext:value-type="string">
            <text:p>8</text:p>
          </table:table-cell>
          <table:table-cell table:style-name="ce11" office:value-type="string" calcext:value-type="string">
            <text:p>18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2];[.$A$17])" office:value-type="string" office:string-value="8, 13" calcext:value-type="string">
            <text:p>8, 13</text:p>
          </table:table-cell>
          <table:table-cell table:style-name="ce11" office:value-type="string" calcext:value-type="string">
            <text:p>12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37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WO</text:p>
          </table:table-cell>
          <table:table-cell table:style-name="ce49"/>
          <table:table-cell table:style-name="ce37" table:content-validation-name="val1" office:value-type="string" calcext:value-type="string">
            <text:p>Neutral Gaia Unconvertible</text:p>
          </table:table-cell>
          <table:table-cell table:style-name="ce37" table:number-columns-repeated="4"/>
          <table:table-cell table:style-name="ce37" office:value-type="float" office:value="9320" calcext:value-type="float">
            <text:p>9320</text:p>
          </table:table-cell>
          <table:table-cell table:style-name="ce37" table:number-columns-repeated="3"/>
          <table:table-cell table:style-name="ce37" table:content-validation-name="val4" office:value-type="string" calcext:value-type="string">
            <text:p>Loose</text:p>
          </table:table-cell>
          <table:table-cell table:style-name="ce37" table:content-validation-name="val6" office:value-type="string" calcext:value-type="string">
            <text:p>Map Size</text:p>
          </table:table-cell>
          <table:table-cell table:style-name="ce37"/>
          <table:table-cell table:style-name="ce37" office:value-type="string" calcext:value-type="string">
            <text:p>OASIS_FOREST</text:p>
          </table:table-cell>
          <table:table-cell table:style-name="ce37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2])" office:value-type="string" office:string-value="8" calcext:value-type="string">
            <text:p>8</text:p>
          </table:table-cell>
          <table:table-cell table:style-name="ce11" office:value-type="string" calcext:value-type="string">
            <text:p>18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2];[.$A$17];[.$A$18])" office:value-type="string" office:string-value="8, 13, 14" calcext:value-type="string">
            <text:p>8, 13, 14</text:p>
          </table:table-cell>
          <table:table-cell table:style-name="ce11" office:value-type="string" calcext:value-type="string">
            <text:p>12, 0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37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THREE</text:p>
          </table:table-cell>
          <table:table-cell table:style-name="ce49"/>
          <table:table-cell table:style-name="ce37" table:content-validation-name="val1" office:value-type="string" calcext:value-type="string">
            <text:p>Neutral Gaia Unconvertible</text:p>
          </table:table-cell>
          <table:table-cell table:style-name="ce37" table:number-columns-repeated="4"/>
          <table:table-cell table:style-name="ce37" office:value-type="float" office:value="9320" calcext:value-type="float">
            <text:p>9320</text:p>
          </table:table-cell>
          <table:table-cell table:style-name="ce37" table:number-columns-repeated="3"/>
          <table:table-cell table:style-name="ce37" table:content-validation-name="val4" office:value-type="string" calcext:value-type="string">
            <text:p>Loose</text:p>
          </table:table-cell>
          <table:table-cell table:style-name="ce37" table:content-validation-name="val6" office:value-type="string" calcext:value-type="string">
            <text:p>Map Size</text:p>
          </table:table-cell>
          <table:table-cell table:style-name="ce37"/>
          <table:table-cell table:style-name="ce37" office:value-type="string" calcext:value-type="string">
            <text:p>OASIS_FOREST</text:p>
          </table:table-cell>
          <table:table-cell table:style-name="ce37" table:number-columns-repeated="2"/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85" table:formula="of:=COM.MICROSOFT.TEXTJOIN(&quot;, &quot;;1;[.$A$12])" office:value-type="string" office:string-value="8" calcext:value-type="string">
            <text:p>8</text:p>
          </table:table-cell>
          <table:table-cell table:style-name="ce11" office:value-type="string" calcext:value-type="string">
            <text:p>18</text:p>
          </table:table-cell>
          <table:table-cell table:style-name="ce49" office:value-type="float" office:value="1" calcext:value-type="float">
            <text:p>1</text:p>
          </table:table-cell>
          <table:table-cell table:style-name="ce85" table:formula="of:=COM.MICROSOFT.TEXTJOIN(&quot;, &quot;;1;[.$A$12];[.$A$17];[.$A$18];[.$A$19])" office:value-type="string" office:string-value="8, 13, 14, 15" calcext:value-type="string">
            <text:p>8, 13, 14, 15</text:p>
          </table:table-cell>
          <table:table-cell table:style-name="ce11" office:value-type="string" calcext:value-type="string">
            <text:p>12, 0, 0, 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37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ONE</text:p>
          </table:table-cell>
          <table:table-cell table:style-name="ce48"/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40" table:number-columns-repeated="4"/>
          <table:table-cell table:style-name="ce40" office:value-type="float" office:value="9320" calcext:value-type="float">
            <text:p>9320</text:p>
          </table:table-cell>
          <table:table-cell table:style-name="ce40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40"/>
          <table:table-cell table:style-name="ce40" office:value-type="string" calcext:value-type="string">
            <text:p>OASIS_FOREST</text:p>
          </table:table-cell>
          <table:table-cell table:style-name="ce40" table:number-columns-repeated="2"/>
          <table:table-cell table:style-name="ce48"/>
          <table:table-cell table:style-name="ce48" office:value-type="float" office:value="16" calcext:value-type="float">
            <text:p>16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1];[.$A$12:.$A$20])" office:value-type="string" office:string-value="7, 8, 9, 10, 11, 12, 13, 14, 15, 16" calcext:value-type="string">
            <text:p>7, 8, 9, 10, 11, 12, 13, 14, 15, 16</text:p>
          </table:table-cell>
          <table:table-cell table:style-name="ce10" office:value-type="string" calcext:value-type="string">
            <text:p>17, 0, 0, 0, 0, 0, 0, 0, 0, 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40" table:number-columns-repeated="4"/>
          <table:table-cell table:style-name="ce40" office:value-type="float" office:value="9320" calcext:value-type="float">
            <text:p>9320</text:p>
          </table:table-cell>
          <table:table-cell table:style-name="ce40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40"/>
          <table:table-cell table:style-name="ce40" office:value-type="string" calcext:value-type="string">
            <text:p>OASIS_FOREST</text:p>
          </table:table-cell>
          <table:table-cell table:style-name="ce40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:.$A$21])" office:value-type="string" office:string-value="8, 9, 10, 11, 12, 13, 14, 15, 16, 17" calcext:value-type="string">
            <text:p>8, 9, 10, 11, 12, 13, 14, 15, 16, 17</text:p>
          </table:table-cell>
          <table:table-cell table:style-name="ce10" office:value-type="string" calcext:value-type="string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WO</text:p>
          </table:table-cell>
          <table:table-cell table:style-name="ce48"/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40" table:number-columns-repeated="4"/>
          <table:table-cell table:style-name="ce40" office:value-type="float" office:value="9320" calcext:value-type="float">
            <text:p>9320</text:p>
          </table:table-cell>
          <table:table-cell table:style-name="ce40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40"/>
          <table:table-cell table:style-name="ce40" office:value-type="string" calcext:value-type="string">
            <text:p>OASIS_FOREST</text:p>
          </table:table-cell>
          <table:table-cell table:style-name="ce40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:.$A$22])" office:value-type="string" office:string-value="8, 9, 10, 11, 12, 13, 14, 15, 16, 17, 18" calcext:value-type="string">
            <text:p>8, 9, 10, 11, 12, 13, 14, 15, 16, 17, 18</text:p>
          </table:table-cell>
          <table:table-cell table:style-name="ce10" office:value-type="string" calcext:value-type="string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40" table:number-columns-repeated="4"/>
          <table:table-cell table:style-name="ce40" office:value-type="float" office:value="9320" calcext:value-type="float">
            <text:p>9320</text:p>
          </table:table-cell>
          <table:table-cell table:style-name="ce40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40"/>
          <table:table-cell table:style-name="ce40" office:value-type="string" calcext:value-type="string">
            <text:p>OASIS_FOREST</text:p>
          </table:table-cell>
          <table:table-cell table:style-name="ce40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:.$A$23])" office:value-type="string" office:string-value="8, 9, 10, 11, 12, 13, 14, 15, 16, 17, 18, 19" calcext:value-type="string">
            <text:p>8, 9, 10, 11, 12, 13, 14, 15, 16, 17, 18, 19</text:p>
          </table:table-cell>
          <table:table-cell table:style-name="ce10" office:value-type="string" calcext:value-type="string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48" office:value-type="string" calcext:value-type="string">
            <text:p>ON_GRID</text:p>
          </table:table-cell>
          <table:table-cell table:style-name="ce48"/>
          <table:table-cell table:style-name="ce48" office:value-type="string" calcext:value-type="string">
            <text:p>TREE_THREE</text:p>
          </table:table-cell>
          <table:table-cell table:style-name="ce48"/>
          <table:table-cell table:style-name="ce40" table:content-validation-name="val1" office:value-type="string" calcext:value-type="string">
            <text:p>Neutral Gaia Unconvertible</text:p>
          </table:table-cell>
          <table:table-cell table:style-name="ce40" table:number-columns-repeated="4"/>
          <table:table-cell table:style-name="ce40" office:value-type="float" office:value="9320" calcext:value-type="float">
            <text:p>9320</text:p>
          </table:table-cell>
          <table:table-cell table:style-name="ce40" table:number-columns-repeated="3"/>
          <table:table-cell table:style-name="ce40" table:content-validation-name="val4" office:value-type="string" calcext:value-type="string">
            <text:p>Loose</text:p>
          </table:table-cell>
          <table:table-cell table:style-name="ce40" table:content-validation-name="val6" office:value-type="string" calcext:value-type="string">
            <text:p>Map Size</text:p>
          </table:table-cell>
          <table:table-cell table:style-name="ce40"/>
          <table:table-cell table:style-name="ce40" office:value-type="string" calcext:value-type="string">
            <text:p>OASIS_FOREST</text:p>
          </table:table-cell>
          <table:table-cell table:style-name="ce40" table:number-columns-repeated="2"/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86"/>
          <table:table-cell table:style-name="ce10"/>
          <table:table-cell table:style-name="ce48"/>
          <table:table-cell table:style-name="ce86" table:formula="of:=COM.MICROSOFT.TEXTJOIN(&quot;, &quot;;1;[.$A$12:.$A$24])" office:value-type="string" office:string-value="8, 9, 10, 11, 12, 13, 14, 15, 16, 17, 18, 19, 20" calcext:value-type="string">
            <text:p>8, 9, 10, 11, 12, 13, 14, 15, 16, 17, 18, 19, 20</text:p>
          </table:table-cell>
          <table:table-cell table:style-name="ce10" office:value-type="string" calcext:value-type="string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0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49" office:value-type="string" calcext:value-type="string">
            <text:p>ON_GRID</text:p>
          </table:table-cell>
          <table:table-cell table:style-name="ce49"/>
          <table:table-cell table:style-name="ce49" office:value-type="string" calcext:value-type="string">
            <text:p>TREE_FOUR</text:p>
          </table:table-cell>
          <table:table-cell table:style-name="ce49"/>
          <table:table-cell table:style-name="ce37" table:content-validation-name="val1" office:value-type="string" calcext:value-type="string">
            <text:p>Neutral Gaia Unconvertible</text:p>
          </table:table-cell>
          <table:table-cell table:style-name="ce37" table:number-columns-repeated="4"/>
          <table:table-cell table:style-name="ce37" office:value-type="float" office:value="9320" calcext:value-type="float">
            <text:p>9320</text:p>
          </table:table-cell>
          <table:table-cell table:style-name="ce37" table:number-columns-repeated="3"/>
          <table:table-cell table:style-name="ce37" table:content-validation-name="val4" office:value-type="string" calcext:value-type="string">
            <text:p>Loose</text:p>
          </table:table-cell>
          <table:table-cell table:style-name="ce37" table:content-validation-name="val6" office:value-type="string" calcext:value-type="string">
            <text:p>Map Size</text:p>
          </table:table-cell>
          <table:table-cell table:style-name="ce37"/>
          <table:table-cell table:style-name="ce37" office:value-type="string" calcext:value-type="string">
            <text:p>OUTLAND_FOREST</text:p>
          </table:table-cell>
          <table:table-cell table:style-name="ce37" table:number-columns-repeated="2"/>
          <table:table-cell table:style-name="ce49" table:number-columns-repeated="3"/>
          <table:table-cell table:style-name="ce85"/>
          <table:table-cell table:style-name="ce11"/>
          <table:table-cell table:style-name="ce49"/>
          <table:table-cell table:style-name="ce85"/>
          <table:table-cell table:style-name="ce11"/>
          <table:table-cell table:style-name="ce49"/>
          <table:table-cell table:number-columns-repeated="2" table:style-name="ce37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2"/>
          <table:table-cell table:style-name="ce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16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5"/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TT</text:p>
          </table:table-cell>
          <table:table-cell table:style-name="ce16" table:number-columns-repeated="2"/>
          <table:table-cell table:style-name="ce15"/>
          <table:table-cell table:style-name="ce4" office:value-type="float" office:value="1" calcext:value-type="float">
            <text:p>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ONE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.8" calcext:value-type="float">
            <text:p>1.8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TWO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])" office:value-type="string" office:string-value="23, 24" calcext:value-type="string">
            <text:p>23, 24</text:p>
          </table:table-cell>
          <table:table-cell table:style-name="ce15" office:value-type="string" calcext:value-type="string">
            <text:p>2, 12</text:p>
          </table:table-cell>
          <table:table-cell table:style-name="ce15" office:value-type="string" calcext:value-type="string">
            <text:p>1.8, 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THREE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29])" office:value-type="string" office:string-value="23, 24, 25" calcext:value-type="string">
            <text:p>23, 24, 25</text:p>
          </table:table-cell>
          <table:table-cell table:style-name="ce15" office:value-type="string" calcext:value-type="string">
            <text:p>2, 12, 12</text:p>
          </table:table-cell>
          <table:table-cell table:style-name="ce15" office:value-type="string" calcext:value-type="string">
            <text:p>1.8, 1, 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FOUR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0])" office:value-type="string" office:string-value="23, 24, 25, 26" calcext:value-type="string">
            <text:p>23, 24, 25, 26</text:p>
          </table:table-cell>
          <table:table-cell table:style-name="ce15" office:value-type="string" calcext:value-type="string">
            <text:p>2, 12, 12, 12</text:p>
          </table:table-cell>
          <table:table-cell table:style-name="ce15" office:value-type="string" calcext:value-type="string">
            <text:p>1.8, 1, 1, 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FIVE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1])" office:value-type="string" office:string-value="23, 24, 25, 26, 27" calcext:value-type="string">
            <text:p>23, 24, 25, 26, 27</text:p>
          </table:table-cell>
          <table:table-cell table:style-name="ce15" office:value-type="string" calcext:value-type="string">
            <text:p>2, 12, 12, 12, 12</text:p>
          </table:table-cell>
          <table:table-cell table:style-name="ce15" office:value-type="string" calcext:value-type="string">
            <text:p>1.8, 1, 1, 1, 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16" office:value-type="string" calcext:value-type="string">
            <text:p>OFF_GRID</text:p>
          </table:table-cell>
          <table:table-cell table:style-name="ce16"/>
          <table:table-cell table:style-name="ce16" office:value-type="string" calcext:value-type="string">
            <text:p>MOUNTAIN_SIX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2])" office:value-type="string" office:string-value="23, 24, 25, 26, 27, 28" calcext:value-type="string">
            <text:p>23, 24, 25, 26, 27, 28</text:p>
          </table:table-cell>
          <table:table-cell table:style-name="ce15" office:value-type="string" calcext:value-type="string">
            <text:p>2, 12, 12, 12, 12, 12</text:p>
          </table:table-cell>
          <table:table-cell table:style-name="ce15" office:value-type="string" calcext:value-type="string">
            <text:p>1.8, 1, 1, 1, 1, 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16" office:value-type="string" calcext:value-type="string">
            <text:p>RIDGE_TEC1</text:p>
          </table:table-cell>
          <table:table-cell table:style-name="ce16"/>
          <table:table-cell table:style-name="ce16" office:value-type="string" calcext:value-type="string">
            <text:p>RIDGE_T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3])" office:value-type="string" office:string-value="23, 24, 25, 26, 27, 28, 29" calcext:value-type="string">
            <text:p>23, 24, 25, 26, 27, 28, 29</text:p>
          </table:table-cell>
          <table:table-cell table:style-name="ce15" office:value-type="string" calcext:value-type="string">
            <text:p>2, 8, 8, 8, 8, 8, 8</text:p>
          </table:table-cell>
          <table:table-cell table:style-name="ce15" office:value-type="string" calcext:value-type="string">
            <text:p>1.8, 1, 1, 1, 1, 1, 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16" office:value-type="string" calcext:value-type="string">
            <text:p>RIDGE_TEC2</text:p>
          </table:table-cell>
          <table:table-cell table:style-name="ce16"/>
          <table:table-cell table:style-name="ce16" office:value-type="string" calcext:value-type="string">
            <text:p>RIDGE_TSO2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 table:formula="of:=COM.MICROSOFT.TEXTJOIN(&quot;,&quot;;1;[.$A$27])" office:value-type="string" office:string-value="23" calcext:value-type="string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.8" calcext:value-type="float">
            <text:p>1.8</text:p>
          </table:table-cell>
          <table:table-cell table:style-name="ce27" table:formula="of:=COM.MICROSOFT.TEXTJOIN(&quot;, &quot;;1;[.$A$27];[.$A$28:.$A$33];[.$A$34])" office:value-type="string" office:string-value="23, 24, 25, 26, 27, 28, 29, 30" calcext:value-type="string">
            <text:p>23, 24, 25, 26, 27, 28, 29, 30</text:p>
          </table:table-cell>
          <table:table-cell table:style-name="ce15" office:value-type="string" calcext:value-type="string">
            <text:p>2, 8, 8, 8, 8, 8, 8, 4</text:p>
          </table:table-cell>
          <table:table-cell table:style-name="ce15" office:value-type="string" calcext:value-type="string">
            <text:p>1.8, 1, 1, 1, 1, 1, 1, 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16" office:value-type="string" calcext:value-type="string">
            <text:p>RIDGE_SEC1</text:p>
          </table:table-cell>
          <table:table-cell table:style-name="ce16"/>
          <table:table-cell table:style-name="ce16" office:value-type="string" calcext:value-type="string">
            <text:p>RIDGE_S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16" office:value-type="string" calcext:value-type="string">
            <text:p>RIDGE_SEC2</text:p>
          </table:table-cell>
          <table:table-cell table:style-name="ce16"/>
          <table:table-cell table:style-name="ce16" office:value-type="string" calcext:value-type="string">
            <text:p>RIDGE_SSO2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6])" office:value-type="string" office:string-value="24, 25, 26, 27, 28, 29, 30, 31, 32" calcext:value-type="string">
            <text:p>24, 25, 26, 27, 28, 29, 30, 31, 32</text:p>
          </table:table-cell>
          <table:table-cell table:style-name="ce15" office:value-type="string" calcext:value-type="string">
            <text:p>4, 4, 4, 4, 4, 4, 4, 4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16" office:value-type="string" calcext:value-type="string">
            <text:p>RIDGE_SEC3</text:p>
          </table:table-cell>
          <table:table-cell table:style-name="ce16"/>
          <table:table-cell table:style-name="ce16" office:value-type="string" calcext:value-type="string">
            <text:p>RIDGE_SSO3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7])" office:value-type="string" office:string-value="24, 25, 26, 27, 28, 29, 30, 31, 32, 33" calcext:value-type="string">
            <text:p>24, 25, 26, 27, 28, 29, 30, 31, 32, 33</text:p>
          </table:table-cell>
          <table:table-cell table:style-name="ce15" office:value-type="string" calcext:value-type="string">
            <text:p>4, 4, 4, 4, 4, 4, 4, 4, 1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16" office:value-type="string" calcext:value-type="string">
            <text:p>RIDGE_TEC1</text:p>
          </table:table-cell>
          <table:table-cell table:style-name="ce16"/>
          <table:table-cell table:style-name="ce16" office:value-type="string" calcext:value-type="string">
            <text:p>RIDGE_T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8])" office:value-type="string" office:string-value="24, 25, 26, 27, 28, 29, 30, 31, 32, 33, 34" calcext:value-type="string">
            <text:p>24, 25, 26, 27, 28, 29, 30, 31, 32, 33, 34</text:p>
          </table:table-cell>
          <table:table-cell table:style-name="ce15" office:value-type="string" calcext:value-type="string">
            <text:p>4, 4, 4, 4, 4, 4, 4, 4, 1, 1,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56" office:value-type="string" calcext:value-type="string">
            <text:p>RIDGE_SEC1</text:p>
          </table:table-cell>
          <table:table-cell table:style-name="ce56"/>
          <table:table-cell table:style-name="ce56" office:value-type="string" calcext:value-type="string">
            <text:p>RIDGE_SSO1</text:p>
          </table:table-cell>
          <table:table-cell table:style-name="ce56"/>
          <table:table-cell table:style-name="ce56" table:content-validation-name="val2" office:value-type="string" calcext:value-type="string">
            <text:p>Neutral Gaia 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5" office:value-type="string" calcext:value-type="string">
            <text:p>Loose</text:p>
          </table:table-cell>
          <table:table-cell table:style-name="ce56" table:content-validation-name="val7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/>
          <table:table-cell table:style-name="ce102"/>
          <table:table-cell table:style-name="ce59" table:number-columns-repeated="2"/>
          <table:table-cell table:style-name="ce102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2" table:style-name="ce56" table:content-validation-name="val10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12"/>
          <table:table-cell table:style-name="ce59" table:number-columns-repeated="3"/>
          <table:table-cell table:style-name="ce81" table:number-columns-repeated="985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56" office:value-type="string" calcext:value-type="string">
            <text:p>RIDGE_SEC2</text:p>
          </table:table-cell>
          <table:table-cell table:style-name="ce56"/>
          <table:table-cell table:style-name="ce56" office:value-type="string" calcext:value-type="string">
            <text:p>RIDGE_SSO2</text:p>
          </table:table-cell>
          <table:table-cell table:style-name="ce56"/>
          <table:table-cell table:style-name="ce56" table:content-validation-name="val2" office:value-type="string" calcext:value-type="string">
            <text:p>Neutral Gaia 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5" office:value-type="string" calcext:value-type="string">
            <text:p>Loose</text:p>
          </table:table-cell>
          <table:table-cell table:style-name="ce56" table:content-validation-name="val7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102"/>
          <table:table-cell table:style-name="ce59" table:number-columns-repeated="2"/>
          <table:table-cell table:style-name="ce102" table:formula="of:=COM.MICROSOFT.TEXTJOIN(&quot;, &quot;;1;[.$A$28:.$A$36])" office:value-type="string" office:string-value="24, 25, 26, 27, 28, 29, 30, 31, 32" calcext:value-type="string">
            <text:p>24, 25, 26, 27, 28, 29, 30, 31, 32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2" table:style-name="ce56" table:content-validation-name="val10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12"/>
          <table:table-cell table:style-name="ce59" table:number-columns-repeated="3"/>
          <table:table-cell table:style-name="ce81" table:number-columns-repeated="985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15" office:value-type="string" calcext:value-type="string">
            <text:p>BLOCKER</text:p>
          </table:table-cell>
          <table:table-cell table:style-name="ce16"/>
          <table:table-cell table:style-name="ce4"/>
          <table:table-cell/>
          <table:table-cell table:style-name="ce16" table:content-validation-name="val2" office:value-type="string" calcext:value-type="string">
            <text:p>Neutral Gaia Un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/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59" office:value-type="string" calcext:value-type="string">
            <text:p>BLOCKER</text:p>
          </table:table-cell>
          <table:table-cell table:style-name="ce56"/>
          <table:table-cell table:style-name="ce59" table:number-columns-repeated="2"/>
          <table:table-cell table:style-name="ce56" table:content-validation-name="val2" office:value-type="string" calcext:value-type="string">
            <text:p>Neutral Gaia Unconvertible</text:p>
          </table:table-cell>
          <table:table-cell table:style-name="ce56" table:number-columns-repeated="4"/>
          <table:table-cell table:style-name="ce56" office:value-type="float" office:value="9320" calcext:value-type="float">
            <text:p>9320</text:p>
          </table:table-cell>
          <table:table-cell table:style-name="ce56" table:number-columns-repeated="3"/>
          <table:table-cell table:style-name="ce56" table:content-validation-name="val5" office:value-type="string" calcext:value-type="string">
            <text:p>Loose</text:p>
          </table:table-cell>
          <table:table-cell table:style-name="ce56" table:content-validation-name="val7" office:value-type="string" calcext:value-type="string">
            <text:p>Map Size</text:p>
          </table:table-cell>
          <table:table-cell table:style-name="ce91"/>
          <table:table-cell table:style-name="ce56" office:value-type="string" calcext:value-type="string">
            <text:p>MTTT</text:p>
          </table:table-cell>
          <table:table-cell table:style-name="ce56" table:number-columns-repeated="2"/>
          <table:table-cell table:style-name="ce59" table:number-columns-repeated="3"/>
          <table:table-cell table:style-name="ce102"/>
          <table:table-cell table:style-name="ce59" table:number-columns-repeated="2"/>
          <table:table-cell table:style-name="ce102" table:formula="of:=COM.MICROSOFT.TEXTJOIN(&quot;, &quot;;1;[.$A$28:.$A$35])" office:value-type="string" office:string-value="24, 25, 26, 27, 28, 29, 30, 31" calcext:value-type="string">
            <text:p>24, 25, 26, 27, 28, 29, 30, 3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2" table:style-name="ce56" table:content-validation-name="val10" office:value-type="string" calcext:value-type="string">
            <text:p>No</text:p>
          </table:table-cell>
          <table:table-cell table:style-name="ce59" table:number-columns-repeated="4"/>
          <table:table-cell table:style-name="ce59" table:content-validation-name="val12"/>
          <table:table-cell table:style-name="ce59" table:number-columns-repeated="3"/>
          <table:table-cell table:style-name="ce81" table:number-columns-repeated="985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16" office:value-type="string" calcext:value-type="string">
            <text:p>RIDGE_SEC1</text:p>
          </table:table-cell>
          <table:table-cell table:style-name="ce16"/>
          <table:table-cell table:style-name="ce16" office:value-type="string" calcext:value-type="string">
            <text:p>RIDGE_SSO1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2:.$A$42])" office:value-type="string" office:string-value="38" calcext:value-type="string">
            <text:p>38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16" office:value-type="string" calcext:value-type="string">
            <text:p>RIDGE_SEC2</text:p>
          </table:table-cell>
          <table:table-cell table:style-name="ce16"/>
          <table:table-cell table:style-name="ce16" office:value-type="string" calcext:value-type="string">
            <text:p>RIDGE_SSO2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2:.$A$42])" office:value-type="string" office:string-value="38" calcext:value-type="string">
            <text:p>38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16" office:value-type="string" calcext:value-type="string">
            <text:p>RIDGE_SEC3</text:p>
          </table:table-cell>
          <table:table-cell table:style-name="ce16"/>
          <table:table-cell table:style-name="ce16" office:value-type="string" calcext:value-type="string">
            <text:p>RIDGE_SSO3</text:p>
          </table:table-cell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/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2:.$A$42])" office:value-type="string" office:string-value="38" calcext:value-type="string">
            <text:p>38</text:p>
          </table:table-cell>
          <table:table-cell table:style-name="ce103" office:value-type="string" calcext:value-type="string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15" office:value-type="string" calcext:value-type="string">
            <text:p>BROKEN_CART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34:.$A$41];[.$A$44:.A46])" office:value-type="string" office:string-value="30, 31, 32, 33, 34, 35, 36, 37, 40, 41, 42" calcext:value-type="string">
            <text:p>30, 31, 32, 33, 34, 35, 36, 37, 40, 41, 4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63" office:value-type="string" calcext:value-type="string">
            <text:p>STONE</text:p>
          </table:table-cell>
          <table:table-cell table:style-name="ce63" table:number-columns-repeated="3"/>
          <table:table-cell table:style-name="ce43" table:content-validation-name="val1" office:value-type="string" calcext:value-type="string">
            <text:p>Neutral Gaia Convertible</text:p>
          </table:table-cell>
          <table:table-cell table:style-name="ce43" table:number-columns-repeated="4"/>
          <table:table-cell table:style-name="ce43" office:value-type="float" office:value="9320" calcext:value-type="float">
            <text:p>9320</text:p>
          </table:table-cell>
          <table:table-cell table:style-name="ce43" table:number-columns-repeated="3"/>
          <table:table-cell table:style-name="ce43" table:content-validation-name="val4" office:value-type="string" calcext:value-type="string">
            <text:p>Tight</text:p>
          </table:table-cell>
          <table:table-cell table:style-name="ce43" table:content-validation-name="val6" office:value-type="string" calcext:value-type="string">
            <text:p>Map Size</text:p>
          </table:table-cell>
          <table:table-cell table:style-name="ce43"/>
          <table:table-cell table:style-name="ce43" office:value-type="string" calcext:value-type="string">
            <text:p>MTSH</text:p>
          </table:table-cell>
          <table:table-cell table:style-name="ce43" table:number-columns-repeated="2"/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118"/>
          <table:table-cell table:style-name="ce127"/>
          <table:table-cell table:style-name="ce63"/>
          <table:table-cell table:style-name="ce118" table:formula="of:=COM.MICROSOFT.TEXTJOIN(&quot;, &quot;;1;[.$A$5];[.$A$6];[.$A$7];[.$A$8];[.$A$34:.$A$39];[.$A$44:.$A$46];[.$A$47])" office:value-type="string" office:string-value="1, 2, 3, 4, 30, 31, 32, 33, 34, 35, 40, 41, 42, 43" calcext:value-type="string">
            <text:p>1, 2, 3, 4, 30, 31, 32, 33, 34, 35, 40, 41, 42, 43</text:p>
          </table:table-cell>
          <table:table-cell table:style-name="ce127" office:value-type="string" calcext:value-type="string">
            <text:p>2, 2, 2, 2, 1, 1, 1, 1, 1, 1, 1, 1, 1, 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43" table:content-validation-name="val9" office:value-type="string" calcext:value-type="string">
            <text:p>No</text:p>
          </table:table-cell>
          <table:table-cell table:style-name="ce63" table:number-columns-repeated="4"/>
          <table:table-cell table:style-name="ce63" table:content-validation-name="val12"/>
          <table:table-cell table:style-name="ce63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15" office:value-type="string" calcext:value-type="string">
            <text:p>RIDGE_IEC1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/>
          <table:table-cell table:style-name="ce103"/>
          <table:table-cell table:style-name="ce15"/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15" office:value-type="string" calcext:value-type="string">
            <text:p>RIDGE_IEC2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])" office:value-type="string" office:string-value="45" calcext:value-type="string">
            <text:p>4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5" office:value-type="string" calcext:value-type="string">
            <text:p>RIDGE_IEC3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0])" office:value-type="string" office:string-value="45, 46" calcext:value-type="string">
            <text:p>45, 4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5" office:value-type="string" calcext:value-type="string">
            <text:p>RIDGE_IEC4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1])" office:value-type="string" office:string-value="45, 46, 47" calcext:value-type="string">
            <text:p>45, 46, 47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5" office:value-type="string" calcext:value-type="string">
            <text:p>RIDGE_IEC5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2])" office:value-type="string" office:string-value="45, 46, 47, 48" calcext:value-type="string">
            <text:p>45, 46, 47, 48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5" office:value-type="string" calcext:value-type="string">
            <text:p>RIDGE_IEC6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3])" office:value-type="string" office:string-value="45, 46, 47, 48, 49" calcext:value-type="string">
            <text:p>45, 46, 47, 48, 49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5" office:value-type="string" calcext:value-type="string">
            <text:p>RIDGE_IEC7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4])" office:value-type="string" office:string-value="45, 46, 47, 48, 49, 50" calcext:value-type="string">
            <text:p>45, 46, 47, 48, 49, 5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5" office:value-type="string" calcext:value-type="string">
            <text:p>RIDGE_IEC8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5])" office:value-type="string" office:string-value="45, 46, 47, 48, 49, 50, 51" calcext:value-type="string">
            <text:p>45, 46, 47, 48, 49, 50, 5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5" office:value-type="string" calcext:value-type="string">
            <text:p>RIDGE_IEC9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6])" office:value-type="string" office:string-value="45, 46, 47, 48, 49, 50, 51, 52" calcext:value-type="string">
            <text:p>45, 46, 47, 48, 49, 50, 51, 5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5" office:value-type="string" calcext:value-type="string">
            <text:p>RIDGE_IEC10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7])" office:value-type="string" office:string-value="45, 46, 47, 48, 49, 50, 51, 52, 53" calcext:value-type="string">
            <text:p>45, 46, 47, 48, 49, 50, 51, 52, 5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5" office:value-type="string" calcext:value-type="string">
            <text:p>RIDGE_IEC11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8])" office:value-type="string" office:string-value="45, 46, 47, 48, 49, 50, 51, 52, 53, 54" calcext:value-type="string">
            <text:p>45, 46, 47, 48, 49, 50, 51, 52, 53, 5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5" office:value-type="string" calcext:value-type="string">
            <text:p>RIDGE_IEC12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MTOL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27"/>
          <table:table-cell table:style-name="ce4"/>
          <table:table-cell table:style-name="ce15"/>
          <table:table-cell table:style-name="ce27" table:formula="of:=COM.MICROSOFT.TEXTJOIN(&quot;, &quot;;1;[.$A$49:.$A$59])" office:value-type="string" office:string-value="45, 46, 47, 48, 49, 50, 51, 52, 53, 54, 55" calcext:value-type="string">
            <text:p>45, 46, 47, 48, 49, 50, 51, 52, 53, 54, 5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54" table:content-validation-name="val10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INNER_CAP</text:p>
          </table:table-cell>
          <table:table-cell table:style-name="ce16" table:number-columns-repeated="2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27"/>
          <table:table-cell table:style-name="ce4"/>
          <table:table-cell table:style-name="ce15"/>
          <table:table-cell table:style-name="ce27"/>
          <table:table-cell table:style-name="ce15" table:number-columns-repeated="2"/>
          <table:table-cell table:style-name="ce54" table:content-validation-name="val10" table:number-columns-repeated="2"/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64" office:value-type="string" calcext:value-type="string">
            <text:p>ON_GRID</text:p>
          </table:table-cell>
          <table:table-cell table:style-name="ce64"/>
          <table:table-cell table:style-name="ce64" office:value-type="string" calcext:value-type="string">
            <text:p>SMALL_FISH</text:p>
          </table:table-cell>
          <table:table-cell table:style-name="ce64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WATER_TYPE</text:p>
          </table:table-cell>
          <table:table-cell table:style-name="ce92" table:number-columns-repeated="2"/>
          <table:table-cell table:style-name="ce64"/>
          <table:table-cell table:style-name="ce64" office:value-type="float" office:value="6" calcext:value-type="float">
            <text:p>6</text:p>
          </table:table-cell>
          <table:table-cell table:style-name="ce64"/>
          <table:table-cell table:style-name="ce114" table:formula="of:=COM.MICROSOFT.TEXTJOIN(&quot;, &quot;;1;[.$A$12])" office:value-type="string" office:string-value="8" calcext:value-type="string">
            <text:p>8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14"/>
          <table:table-cell table:style-name="ce64" table:number-columns-repeated="2"/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64" office:value-type="string" calcext:value-type="string">
            <text:p>OFF_GRID</text:p>
          </table:table-cell>
          <table:table-cell table:style-name="ce64"/>
          <table:table-cell table:style-name="ce64" office:value-type="string" calcext:value-type="string">
            <text:p>LARGE_FISH1</text:p>
          </table:table-cell>
          <table:table-cell table:style-name="ce64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OUTER_CAP</text:p>
          </table:table-cell>
          <table:table-cell table:style-name="ce92" table:number-columns-repeated="2"/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2])" office:value-type="string" office:string-value="8" calcext:value-type="string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64" office:value-type="string" calcext:value-type="string">
            <text:p>OFF_GRID</text:p>
          </table:table-cell>
          <table:table-cell table:style-name="ce64"/>
          <table:table-cell table:style-name="ce64" office:value-type="string" calcext:value-type="string">
            <text:p>LARGE_FISH2</text:p>
          </table:table-cell>
          <table:table-cell table:style-name="ce64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INNER_CAP</text:p>
          </table:table-cell>
          <table:table-cell table:style-name="ce92" table:number-columns-repeated="2"/>
          <table:table-cell table:style-name="ce64"/>
          <table:table-cell table:style-name="ce64" office:value-type="float" office:value="8" calcext:value-type="float">
            <text:p>8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12];[.$A$63])" office:value-type="string" office:string-value="8, 59" calcext:value-type="string">
            <text:p>8, 59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64" office:value-type="string" calcext:value-type="string">
            <text:p>BUSH_FOOD1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/>
          <table:table-cell table:style-name="ce64" table:number-columns-repeated="2"/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65])" office:value-type="string" office:string-value="61" calcext:value-type="string">
            <text:p>6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65:.$A$66])" office:value-type="string" office:string-value="61, 62" calcext:value-type="string">
            <text:p>61, 62</text:p>
          </table:table-cell>
          <table:table-cell table:style-name="ce64" office:value-type="string" calcext:value-type="string">
            <text:p>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65:.$A$67])" office:value-type="string" office:string-value="61, 62, 63" calcext:value-type="string">
            <text:p>61, 62, 63</text:p>
          </table:table-cell>
          <table:table-cell table:style-name="ce64" office:value-type="string" calcext:value-type="string">
            <text:p>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65:.$A$68])" office:value-type="string" office:string-value="61, 62, 63, 64" calcext:value-type="string">
            <text:p>61, 62, 63, 64</text:p>
          </table:table-cell>
          <table:table-cell table:style-name="ce64" office:value-type="string" calcext:value-type="string">
            <text:p>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64" office:value-type="string" calcext:value-type="string">
            <text:p>BUSH_FOOD2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/>
          <table:table-cell table:style-name="ce92" office:value-type="float" office:value="125" calcext:value-type="float">
            <text:p>125</text:p>
          </table:table-cell>
          <table:table-cell table:style-name="ce9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Tight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65:.$A$69])" office:value-type="string" office:string-value="61, 62, 63, 64, 65" calcext:value-type="string">
            <text:p>61, 62, 63, 64, 65</text:p>
          </table:table-cell>
          <table:table-cell table:style-name="ce64" office:value-type="string" calcext:value-type="string">
            <text:p>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/>
          <table:table-cell table:style-name="ce64" table:number-columns-repeated="2"/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8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71])" office:value-type="string" office:string-value="67" calcext:value-type="string">
            <text:p>67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69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2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71:.$A$72])" office:value-type="string" office:string-value="67, 68" calcext:value-type="string">
            <text:p>67, 68</text:p>
          </table:table-cell>
          <table:table-cell table:style-name="ce64" office:value-type="string" calcext:value-type="string">
            <text:p>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0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71:.$A$73])" office:value-type="string" office:string-value="67, 68, 69" calcext:value-type="string">
            <text:p>67, 68, 69</text:p>
          </table:table-cell>
          <table:table-cell table:style-name="ce64" office:value-type="string" calcext:value-type="string">
            <text:p>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1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71:.$A$74])" office:value-type="string" office:string-value="67, 68, 69, 70" calcext:value-type="string">
            <text:p>67, 68, 69, 70</text:p>
          </table:table-cell>
          <table:table-cell table:style-name="ce64" office:value-type="string" calcext:value-type="string">
            <text:p>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2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3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71:.$A$75])" office:value-type="string" office:string-value="67, 68, 69, 70, 71" calcext:value-type="string">
            <text:p>67, 68, 69, 70, 71</text:p>
          </table:table-cell>
          <table:table-cell table:style-name="ce64" office:value-type="string" calcext:value-type="string">
            <text:p>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3</text:p>
          </table:table-cell>
          <table:table-cell table:style-name="ce64" office:value-type="string" calcext:value-type="string">
            <text:p>DEER_ON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71:.$A$76])" office:value-type="string" office:string-value="67, 68, 69, 70, 71, 72" calcext:value-type="string">
            <text:p>67, 68, 69, 70, 71, 72</text:p>
          </table:table-cell>
          <table:table-cell table:style-name="ce64" office:value-type="string" calcext:value-type="string">
            <text:p>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4</text:p>
          </table:table-cell>
          <table:table-cell table:style-name="ce64" office:value-type="string" calcext:value-type="string">
            <text:p>DEER_TWO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71:.$A$77])" office:value-type="string" office:string-value="67, 68, 69, 70, 71, 72, 73" calcext:value-type="string">
            <text:p>67, 68, 69, 70, 71, 72, 73</text:p>
          </table:table-cell>
          <table:table-cell table:style-name="ce64" office:value-type="string" calcext:value-type="string">
            <text:p>12, 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5</text:p>
          </table:table-cell>
          <table:table-cell table:style-name="ce64" office:value-type="string" calcext:value-type="string">
            <text:p>DEER_THREE</text:p>
          </table:table-cell>
          <table:table-cell table:style-name="ce64" table:number-columns-repeated="3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2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 table:number-columns-repeated="2"/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 table:number-columns-repeated="2"/>
          <table:table-cell table:style-name="ce114" table:formula="of:=COM.MICROSOFT.TEXTJOIN(&quot;, &quot;;1;[.$A$71:.$A$78])" office:value-type="string" office:string-value="67, 68, 69, 70, 71, 72, 73, 74" calcext:value-type="string">
            <text:p>67, 68, 69, 70, 71, 72, 73, 74</text:p>
          </table:table-cell>
          <table:table-cell table:style-name="ce64" office:value-type="string" calcext:value-type="string">
            <text:p>12, 12, 12, 12, 12, 12, 12, 12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92" table:content-validation-name="val10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6</text:p>
          </table:table-cell>
          <table:table-cell table:style-name="ce92" office:value-type="string" calcext:value-type="string">
            <text:p>LUREABL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RT4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style-name="ce64"/>
          <table:table-cell table:style-name="ce114"/>
          <table:table-cell table:style-name="ce64"/>
          <table:table-cell table:style-name="ce114" table:number-columns-repeated="2"/>
          <table:table-cell table:style-name="ce64" table:number-columns-repeated="2"/>
          <table:table-cell table:number-columns-repeated="2" table:style-name="ce92" table:content-validation-name="val8" office:value-type="string" calcext:value-type="string">
            <text:p>No</text:p>
          </table:table-cell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2" table:number-columns-repeated="985"/>
        </table:table-row>
        <table:table-row table:style-name="ro3">
          <table:table-cell table:style-name="ce20" office:value-type="string" calcext:value-type="string">
            <text:p>77</text:p>
          </table:table-cell>
          <table:table-cell table:style-name="ce15" office:value-type="string" calcext:value-type="string">
            <text:p>PREDATO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0.725" calcext:value-type="float">
            <text:p>0.725</text:p>
          </table:table-cell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8</text:p>
          </table:table-cell>
          <table:table-cell table:style-name="ce24" office:value-type="string" calcext:value-type="string">
            <text:p>GOLD</text:p>
          </table:table-cell>
          <table:table-cell table:style-name="ce24" table:number-columns-repeated="3"/>
          <table:table-cell table:style-name="ce32" table:content-validation-name="val1" office:value-type="string" calcext:value-type="string">
            <text:p>Neutral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200" calcext:value-type="float">
            <text:p>1200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table:content-validation-name="val5" office:value-type="string" calcext:value-type="string">
            <text:p>Tight</text:p>
          </table:table-cell>
          <table:table-cell table:style-name="ce32" table:content-validation-name="val7" office:value-type="string" calcext:value-type="string">
            <text:p>Map Size</text:p>
          </table:table-cell>
          <table:table-cell table:style-name="ce24" office:value-type="string" calcext:value-type="string">
            <text:p>BASE_MASK1</text:p>
          </table:table-cell>
          <table:table-cell table:style-name="ce24" office:value-type="string" calcext:value-type="string">
            <text:p>BT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24" table:number-columns-repeated="4"/>
          <table:table-cell table:style-name="ce58" table:formula="of:=COM.MICROSOFT.TEXTJOIN(&quot;, &quot;;1;[.$A$9])" office:value-type="string" office:string-value="5" calcext:value-type="string">
            <text:p>5</text:p>
          </table:table-cell>
          <table:table-cell table:style-name="ce24" office:value-type="float" office:value="28" calcext:value-type="float">
            <text:p>28</text:p>
          </table:table-cell>
          <table:table-cell table:style-name="ce24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24" table:number-columns-repeated="4"/>
          <table:table-cell table:style-name="ce24" table:content-validation-name="val12"/>
          <table:table-cell table:style-name="ce2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79</text:p>
          </table:table-cell>
          <table:table-cell table:style-name="ce15" office:value-type="string" calcext:value-type="string">
            <text:p>OFF_GRI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5" office:value-type="string" calcext:value-type="string">
            <text:p>BASE_MASK1</text:p>
          </table:table-cell>
          <table:table-cell table:style-name="ce15" office:value-type="string" calcext:value-type="string">
            <text:p>BT</text:p>
          </table:table-cell>
          <table:table-cell table:style-name="ce15" table:number-columns-repeated="3"/>
          <table:table-cell table:style-name="ce15" office:value-type="float" office:value="12" calcext:value-type="float">
            <text:p>12</text:p>
          </table:table-cell>
          <table:table-cell table:style-name="ce15" table:number-columns-repeated="4"/>
          <table:table-cell table:style-name="ce27" table:formula="of:=COM.MICROSOFT.TEXTJOIN(&quot;, &quot;;1;[.$A$9])" office:value-type="string" office:string-value="5" calcext:value-type="string">
            <text:p>5</text:p>
          </table:table-cell>
          <table:table-cell table:style-name="ce15" office:value-type="float" office:value="28" calcext:value-type="float">
            <text:p>28</text:p>
          </table:table-cell>
          <table:table-cell table:style-name="ce15"/>
          <table:table-cell table:number-columns-repeated="2" table:style-name="ce16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0</text:p>
          </table:table-cell>
          <table:table-cell table:style-name="ce24" office:value-type="string" calcext:value-type="string">
            <text:p>GOLD</text:p>
          </table:table-cell>
          <table:table-cell table:style-name="ce24" table:number-columns-repeated="3"/>
          <table:table-cell table:style-name="ce32" table:content-validation-name="val1" office:value-type="string" calcext:value-type="string">
            <text:p>Neutral Gaia Convertible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1200" calcext:value-type="float">
            <text:p>1200</text:p>
          </table:table-cell>
          <table:table-cell table:style-name="ce32"/>
          <table:table-cell table:style-name="ce32" office:value-type="float" office:value="3" calcext:value-type="float">
            <text:p>3</text:p>
          </table:table-cell>
          <table:table-cell table:style-name="ce32" table:number-columns-repeated="3"/>
          <table:table-cell table:style-name="ce32" table:content-validation-name="val5" office:value-type="string" calcext:value-type="string">
            <text:p>Tight</text:p>
          </table:table-cell>
          <table:table-cell table:style-name="ce32" table:content-validation-name="val7" office:value-type="string" calcext:value-type="string">
            <text:p>Map Size</text:p>
          </table:table-cell>
          <table:table-cell table:style-name="ce24"/>
          <table:table-cell table:style-name="ce24" office:value-type="string" calcext:value-type="string">
            <text:p>BT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24" table:number-columns-repeated="4"/>
          <table:table-cell table:style-name="ce58" table:formula="of:=COM.MICROSOFT.TEXTJOIN(&quot;, &quot;;1;[.$A$9];[.$A$83])" office:value-type="string" office:string-value="5, 79" calcext:value-type="string">
            <text:p>5, 79</text:p>
          </table:table-cell>
          <table:table-cell table:style-name="ce24" office:value-type="string" calcext:value-type="string">
            <text:p>28, 16</text:p>
          </table:table-cell>
          <table:table-cell table:style-name="ce24"/>
          <table:table-cell table:number-columns-repeated="2" table:style-name="ce32" table:content-validation-name="val11" office:value-type="string" calcext:value-type="string">
            <text:p>No</text:p>
          </table:table-cell>
          <table:table-cell table:style-name="ce24" table:number-columns-repeated="4"/>
          <table:table-cell table:style-name="ce24" table:content-validation-name="val12"/>
          <table:table-cell table:style-name="ce2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1</text:p>
          </table:table-cell>
          <table:table-cell table:style-name="ce18" office:value-type="string" calcext:value-type="string">
            <text:p>OASIS_RT1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2</text:p>
          </table:table-cell>
          <table:table-cell table:style-name="ce18" office:value-type="string" calcext:value-type="string">
            <text:p>OASIS_RT1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3</text:p>
          </table:table-cell>
          <table:table-cell table:style-name="ce18" office:value-type="string" calcext:value-type="string">
            <text:p>OASIS_RT1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4</text:p>
          </table:table-cell>
          <table:table-cell table:style-name="ce18" office:value-type="string" calcext:value-type="string">
            <text:p>OASIS_RT1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5</text:p>
          </table:table-cell>
          <table:table-cell table:style-name="ce18" office:value-type="string" calcext:value-type="string">
            <text:p>OASIS_RT1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6</text:p>
          </table:table-cell>
          <table:table-cell table:style-name="ce18" office:value-type="string" calcext:value-type="string">
            <text:p>OASIS_RT1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1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7</text:p>
          </table:table-cell>
          <table:table-cell table:style-name="ce68" office:value-type="string" calcext:value-type="string">
            <text:p>OASIS_RT2EC1 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8</text:p>
          </table:table-cell>
          <table:table-cell table:style-name="ce68" office:value-type="string" calcext:value-type="string">
            <text:p>OASIS_RT2EC2 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89</text:p>
          </table:table-cell>
          <table:table-cell table:style-name="ce68" office:value-type="string" calcext:value-type="string">
            <text:p>OASIS_RT2EC3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0</text:p>
          </table:table-cell>
          <table:table-cell table:style-name="ce68" office:value-type="string" calcext:value-type="string">
            <text:p>OASIS_RT2EC4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1</text:p>
          </table:table-cell>
          <table:table-cell table:style-name="ce68" office:value-type="string" calcext:value-type="string">
            <text:p>OASIS_RT2EC5 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2</text:p>
          </table:table-cell>
          <table:table-cell table:style-name="ce68" office:value-type="string" calcext:value-type="string">
            <text:p>OASIS_RT2EC6 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2</text:p>
          </table:table-cell>
          <table:table-cell table:style-name="ce84" table:number-columns-repeated="3"/>
          <table:table-cell table:style-name="ce84" office:value-type="float" office:value="8" calcext:value-type="float">
            <text:p>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3</text:p>
          </table:table-cell>
          <table:table-cell table:style-name="ce18" office:value-type="string" calcext:value-type="string">
            <text:p>OASIS_RT3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4</text:p>
          </table:table-cell>
          <table:table-cell table:style-name="ce18" office:value-type="string" calcext:value-type="string">
            <text:p>OASIS_RT3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5</text:p>
          </table:table-cell>
          <table:table-cell table:style-name="ce18" office:value-type="string" calcext:value-type="string">
            <text:p>OASIS_RT3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6</text:p>
          </table:table-cell>
          <table:table-cell table:style-name="ce18" office:value-type="string" calcext:value-type="string">
            <text:p>OASIS_RT3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7</text:p>
          </table:table-cell>
          <table:table-cell table:style-name="ce18" office:value-type="string" calcext:value-type="string">
            <text:p>OASIS_RT3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8</text:p>
          </table:table-cell>
          <table:table-cell table:style-name="ce18" office:value-type="string" calcext:value-type="string">
            <text:p>OASIS_RT3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T3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99</text:p>
          </table:table-cell>
          <table:table-cell table:style-name="ce68" office:value-type="string" calcext:value-type="string">
            <text:p>OASIS_RT4EC1 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/>
          <table:table-cell table:style-name="ce84" table:number-columns-repeated="2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0</text:p>
          </table:table-cell>
          <table:table-cell table:style-name="ce68" office:value-type="string" calcext:value-type="string">
            <text:p>OASIS_RT4EC2 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103])" office:value-type="string" office:string-value="99" calcext:value-type="string">
            <text:p>99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1</text:p>
          </table:table-cell>
          <table:table-cell table:style-name="ce68" office:value-type="string" calcext:value-type="string">
            <text:p>OASIS_RT4EC3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103:.$A$104])" office:value-type="string" office:string-value="99, 100" calcext:value-type="string">
            <text:p>99, 100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2</text:p>
          </table:table-cell>
          <table:table-cell table:style-name="ce68" office:value-type="string" calcext:value-type="string">
            <text:p>OASIS_RT4EC4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103:.$A$105])" office:value-type="string" office:string-value="99, 100, 101" calcext:value-type="string">
            <text:p>99, 100, 101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3</text:p>
          </table:table-cell>
          <table:table-cell table:style-name="ce68" office:value-type="string" calcext:value-type="string">
            <text:p>OASIS_RT4EC5 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103:.$A$106])" office:value-type="string" office:string-value="99, 100, 101, 102" calcext:value-type="string">
            <text:p>99, 100, 101, 102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4</text:p>
          </table:table-cell>
          <table:table-cell table:style-name="ce68" office:value-type="string" calcext:value-type="string">
            <text:p>OASIS_RT4EC6 </text:p>
          </table:table-cell>
          <table:table-cell table:style-name="ce84" table:number-columns-repeated="3"/>
          <table:table-cell table:style-name="ce44" table:content-validation-name="val1" office:value-type="string" calcext:value-type="string">
            <text:p>Neutral Gaia Convertible</text:p>
          </table:table-cell>
          <table:table-cell table:style-name="ce44" table:number-columns-repeated="4"/>
          <table:table-cell table:style-name="ce44" office:value-type="float" office:value="9320" calcext:value-type="float">
            <text:p>9320</text:p>
          </table:table-cell>
          <table:table-cell table:style-name="ce44" table:number-columns-repeated="3"/>
          <table:table-cell table:style-name="ce44" table:content-validation-name="val5" office:value-type="string" calcext:value-type="string">
            <text:p>Loose</text:p>
          </table:table-cell>
          <table:table-cell table:style-name="ce44" table:content-validation-name="val7" office:value-type="string" calcext:value-type="string">
            <text:p>Map Size</text:p>
          </table:table-cell>
          <table:table-cell table:style-name="ce84"/>
          <table:table-cell table:style-name="ce84" office:value-type="string" calcext:value-type="string">
            <text:p>RT4</text:p>
          </table:table-cell>
          <table:table-cell table:style-name="ce84" table:number-columns-repeated="3"/>
          <table:table-cell table:style-name="ce84" office:value-type="float" office:value="18" calcext:value-type="float">
            <text:p>18</text:p>
          </table:table-cell>
          <table:table-cell table:style-name="ce84" table:number-columns-repeated="4"/>
          <table:table-cell table:style-name="ce137" table:formula="of:=COM.MICROSOFT.TEXTJOIN(&quot;, &quot;;1;[.$A$103:.$A$107])" office:value-type="string" office:string-value="99, 100, 101, 102, 103" calcext:value-type="string">
            <text:p>99, 100, 101, 102, 103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number-columns-repeated="2" table:style-name="ce44" table:content-validation-name="val11" office:value-type="string" calcext:value-type="string">
            <text:p>No</text:p>
          </table:table-cell>
          <table:table-cell table:style-name="ce84" table:number-columns-repeated="4"/>
          <table:table-cell table:style-name="ce84" table:content-validation-name="val12"/>
          <table:table-cell table:style-name="ce8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5</text:p>
          </table:table-cell>
          <table:table-cell table:style-name="ce18" office:value-type="string" calcext:value-type="string">
            <text:p>OASIS_BTEC1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15" table:number-columns-repeated="2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6</text:p>
          </table:table-cell>
          <table:table-cell table:style-name="ce18" office:value-type="string" calcext:value-type="string">
            <text:p>OASIS_BTEC2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09])" office:value-type="string" office:string-value="105" calcext:value-type="string">
            <text:p>105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7</text:p>
          </table:table-cell>
          <table:table-cell table:style-name="ce18" office:value-type="string" calcext:value-type="string">
            <text:p>OASIS_BTEC3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09:.$A$110])" office:value-type="string" office:string-value="105, 106" calcext:value-type="string">
            <text:p>105, 106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8</text:p>
          </table:table-cell>
          <table:table-cell table:style-name="ce18" office:value-type="string" calcext:value-type="string">
            <text:p>OASIS_BTEC4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09:.$A$111])" office:value-type="string" office:string-value="105, 106, 107" calcext:value-type="string">
            <text:p>105, 106, 107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09</text:p>
          </table:table-cell>
          <table:table-cell table:style-name="ce18" office:value-type="string" calcext:value-type="string">
            <text:p>OASIS_BTEC5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09:.$A$112])" office:value-type="string" office:string-value="105, 106, 107, 108" calcext:value-type="string">
            <text:p>105, 106, 107, 108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0</text:p>
          </table:table-cell>
          <table:table-cell table:style-name="ce18" office:value-type="string" calcext:value-type="string">
            <text:p>OASIS_BTEC6 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54" table:content-validation-name="val5" office:value-type="string" calcext:value-type="string">
            <text:p>Loose</text:p>
          </table:table-cell>
          <table:table-cell table:style-name="ce54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BT</text:p>
          </table:table-cell>
          <table:table-cell table:style-name="ce4" table:number-columns-repeated="3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09:.$A$113])" office:value-type="string" office:string-value="105, 106, 107, 108, 109" calcext:value-type="string">
            <text:p>105, 106, 107, 108, 109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1</text:p>
          </table:table-cell>
          <table:table-cell table:style-name="ce15" office:value-type="string" calcext:value-type="string">
            <text:p>RUINS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4"/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2</text:p>
          </table:table-cell>
          <table:table-cell table:style-name="ce15" office:value-type="string" calcext:value-type="string">
            <text:p>TEMPLE_RUINS</text:p>
          </table:table-cell>
          <table:table-cell table:style-name="ce16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15])" office:value-type="string" office:string-value="111" calcext:value-type="string">
            <text:p>111</text:p>
          </table:table-cell>
          <table:table-cell table:style-name="ce4" office:value-type="float" office:value="18" calcext:value-type="float">
            <text:p>18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3</text:p>
          </table:table-cell>
          <table:table-cell table:style-name="ce15" office:value-type="string" calcext:value-type="string">
            <text:p>ROMAN_RUINS</text:p>
          </table:table-cell>
          <table:table-cell table:style-name="ce16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15:.$A$116])" office:value-type="string" office:string-value="111, 112" calcext:value-type="string">
            <text:p>111, 112</text:p>
          </table:table-cell>
          <table:table-cell table:style-name="ce4" office:value-type="float" office:value="18" calcext:value-type="float">
            <text:p>18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4</text:p>
          </table:table-cell>
          <table:table-cell table:style-name="ce16" office:value-type="string" calcext:value-type="string">
            <text:p>STATUE_COLUMN</text:p>
          </table:table-cell>
          <table:table-cell table:style-name="ce16" office:value-type="float" office:value="1322" calcext:value-type="float">
            <text:p>1322</text:p>
          </table:table-cell>
          <table:table-cell table:style-name="ce15"/>
          <table:table-cell table:style-name="ce16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RT4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15:.$A$117])" office:value-type="string" office:string-value="111, 112, 113" calcext:value-type="string">
            <text:p>111, 112, 113</text:p>
          </table:table-cell>
          <table:table-cell table:style-name="ce4" office:value-type="float" office:value="18" calcext:value-type="float">
            <text:p>18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5</text:p>
          </table:table-cell>
          <table:table-cell table:style-name="ce92" office:value-type="string" calcext:value-type="string">
            <text:p>LOST_HERDABL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BT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32" calcext:value-type="float">
            <text:p>32</text:p>
          </table:table-cell>
          <table:table-cell table:style-name="ce64" table:number-columns-repeated="4"/>
          <table:table-cell table:style-name="ce114"/>
          <table:table-cell table:style-name="ce64" table:number-columns-repeated="2"/>
          <table:table-cell table:style-name="ce92" table:content-validation-name="val11" table:number-columns-repeated="2"/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6</text:p>
          </table:table-cell>
          <table:table-cell table:style-name="ce64" office:value-type="string" calcext:value-type="string">
            <text:p>NEARBY_HERDABLE</text:p>
          </table:table-cell>
          <table:table-cell table:style-name="ce92"/>
          <table:table-cell table:style-name="ce64"/>
          <table:table-cell table:style-name="ce92"/>
          <table:table-cell table:style-name="ce92" table:content-validation-name="val2" office:value-type="string" calcext:value-type="string">
            <text:p>Neutral Gaia Convertible</text:p>
          </table:table-cell>
          <table:table-cell table:style-name="ce92" table:number-columns-repeated="4"/>
          <table:table-cell table:style-name="ce92" office:value-type="float" office:value="9320" calcext:value-type="float">
            <text:p>9320</text:p>
          </table:table-cell>
          <table:table-cell table:style-name="ce92" table:number-columns-repeated="3"/>
          <table:table-cell table:style-name="ce92" table:content-validation-name="val5" office:value-type="string" calcext:value-type="string">
            <text:p>Loose</text:p>
          </table:table-cell>
          <table:table-cell table:style-name="ce92" table:content-validation-name="val7" office:value-type="string" calcext:value-type="string">
            <text:p>Map Size</text:p>
          </table:table-cell>
          <table:table-cell table:style-name="ce98"/>
          <table:table-cell table:style-name="ce92" office:value-type="string" calcext:value-type="string">
            <text:p>BT</text:p>
          </table:table-cell>
          <table:table-cell table:style-name="ce92"/>
          <table:table-cell table:style-name="ce92" office:value-type="float" office:value="2" calcext:value-type="float">
            <text:p>2</text:p>
          </table:table-cell>
          <table:table-cell table:style-name="ce64"/>
          <table:table-cell table:style-name="ce64" office:value-type="float" office:value="32" calcext:value-type="float">
            <text:p>32</text:p>
          </table:table-cell>
          <table:table-cell table:style-name="ce64" table:number-columns-repeated="4"/>
          <table:table-cell table:style-name="ce114" table:formula="of:=COM.MICROSOFT.TEXTJOIN(&quot;, &quot;;1;[.$A$119])" office:value-type="string" office:string-value="115" calcext:value-type="string">
            <text:p>115</text:p>
          </table:table-cell>
          <table:table-cell table:style-name="ce64" office:value-type="float" office:value="16" calcext:value-type="float">
            <text:p>16</text:p>
          </table:table-cell>
          <table:table-cell table:style-name="ce64"/>
          <table:table-cell table:style-name="ce92" table:content-validation-name="val11" table:number-columns-repeated="2"/>
          <table:table-cell table:style-name="ce64" table:number-columns-repeated="4"/>
          <table:table-cell table:style-name="ce64" table:content-validation-name="val12"/>
          <table:table-cell table:style-name="ce64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7</text:p>
          </table:table-cell>
          <table:table-cell table:style-name="ce18" office:value-type="string" calcext:value-type="string">
            <text:p>WILD_HERD_ANIMAL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B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 table:formula="of:=COM.MICROSOFT.TEXTJOIN(&quot;, &quot;;1;[.$A$119:.$A$120])" office:value-type="string" office:string-value="115, 116" calcext:value-type="string">
            <text:p>115, 116</text:p>
          </table:table-cell>
          <table:table-cell table:style-name="ce4" office:value-type="string" calcext:value-type="string">
            <text:p>8, 8</text:p>
          </table:table-cell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8</text:p>
          </table:table-cell>
          <table:table-cell table:style-name="ce18" office:value-type="string" calcext:value-type="string">
            <text:p>BIRD</text:p>
          </table:table-cell>
          <table:table-cell table:style-name="ce15" table:number-columns-repeated="3"/>
          <table:table-cell table:style-name="ce16" table:content-validation-name="val2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table:content-validation-name="val5" office:value-type="string" calcext:value-type="string">
            <text:p>Loose</text:p>
          </table:table-cell>
          <table:table-cell table:style-name="ce16" table:content-validation-name="val7" office:value-type="string" calcext:value-type="string">
            <text:p>Map Size</text:p>
          </table:table-cell>
          <table:table-cell table:style-name="ce13"/>
          <table:table-cell table:style-name="ce16" office:value-type="string" calcext:value-type="string">
            <text:p>INNER_CAP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5"/>
          <table:table-cell table:style-name="ce4" table:number-columns-repeated="2"/>
          <table:table-cell table:style-name="ce27"/>
          <table:table-cell table:style-name="ce4"/>
          <table:table-cell table:style-name="ce15"/>
          <table:table-cell table:number-columns-repeated="2" table:style-name="ce54" table:content-validation-name="val11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19</text:p>
          </table:table-cell>
          <table:table-cell table:style-name="ce15" office:value-type="string" calcext:value-type="string">
            <text:p>OX_WAGON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MTSH</text:p>
          </table:table-cell>
          <table:table-cell table:style-name="ce16" table:number-columns-repeated="2"/>
          <table:table-cell table:style-name="ce4" table:number-columns-repeated="3"/>
          <table:table-cell table:style-name="ce27"/>
          <table:table-cell table:style-name="ce4"/>
          <table:table-cell table:style-name="ce27"/>
          <table:table-cell table:style-name="ce27" table:formula="of:=COM.MICROSOFT.TEXTJOIN(&quot;, &quot;;1; [.$A$34:.$A$39])" office:value-type="string" office:string-value="30, 31, 32, 33, 34, 35" calcext:value-type="string">
            <text:p>30, 31, 32, 33, 34, 35</text:p>
          </table:table-cell>
          <table:table-cell table:style-name="ce4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54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3">
          <table:table-cell table:style-name="ce20" office:value-type="string" calcext:value-type="string">
            <text:p>120</text:p>
          </table:table-cell>
          <table:table-cell table:style-name="ce15" office:value-type="string" calcext:value-type="string">
            <text:p>KHARGA_SCOUT</text:p>
          </table:table-cell>
          <table:table-cell table:style-name="ce16"/>
          <table:table-cell table:style-name="ce15"/>
          <table:table-cell table:style-name="ce16"/>
          <table:table-cell table:style-name="ce16" table:content-validation-name="val2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5" office:value-type="string" calcext:value-type="string">
            <text:p>Tight</text:p>
          </table:table-cell>
          <table:table-cell table:style-name="ce16" table:content-validation-name="val7" office:value-type="string" calcext:value-type="string">
            <text:p>None</text:p>
          </table:table-cell>
          <table:table-cell table:style-name="ce13"/>
          <table:table-cell table:style-name="ce16" office:value-type="string" calcext:value-type="string">
            <text:p>MTSH</text:p>
          </table:table-cell>
          <table:table-cell table:style-name="ce16" table:number-columns-repeated="2"/>
          <table:table-cell table:style-name="ce4" table:number-columns-repeated="3"/>
          <table:table-cell table:style-name="ce27" table:formula="of:=COM.MICROSOFT.TEXTJOIN(&quot;, &quot;;1; [.$A$123])" office:value-type="string" office:string-value="119" calcext:value-type="string">
            <text:p>119</text:p>
          </table:table-cell>
          <table:table-cell table:style-name="ce4" office:value-type="float" office:value="1" calcext:value-type="float">
            <text:p>1</text:p>
          </table:table-cell>
          <table:table-cell table:style-name="ce27" table:number-columns-repeated="2"/>
          <table:table-cell table:style-name="ce4"/>
          <table:table-cell table:style-name="ce15"/>
          <table:table-cell table:number-columns-repeated="2" table:style-name="ce54" table:content-validation-name="val8" office:value-type="string" calcext:value-type="string">
            <text:p>No</text:p>
          </table:table-cell>
          <table:table-cell table:style-name="ce15" table:number-columns-repeated="4"/>
          <table:table-cell table:style-name="ce15" table:content-validation-name="val12"/>
          <table:table-cell table:style-name="ce15" table:number-columns-repeated="3"/>
          <table:table-cell table:style-name="ce106" table:number-columns-repeated="985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09:42:43.5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8T09:55:53.754000000</dc:date>
    <meta:editing-duration>P29DT4H6M48S</meta:editing-duration>
    <meta:editing-cycles>1713</meta:editing-cycles>
    <meta:generator>LibreOffice/7.1.3.2$Windows_X86_64 LibreOffice_project/47f78053abe362b9384784d31a6e56f8511eb1c1</meta:generator>
    <meta:document-statistic meta:table-count="2" meta:cell-count="3364" meta:object-count="0"/>
  </office:meta>
</office:document-meta>
</file>